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110001">
            <text:p>SNOANTMEN11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NOVIEMBRE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5405612.08">
            <text:p>5405612,08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110001','2014-11-30','---','-------------------------','2110104020000000001','SCGCMP','SNOANTMEN110001','H','PROVISION ANTIGUEDAD DE PRESTACIONES SOCIALES NOMINA MENSUAL NOVIEMBRE 2014',5405612,08,0);">
            <text:p>INSERT INTO scg_dt_cmp VALUES('0001','SCGCMP','SNOANTMEN110001','2014-11-30','---','-------------------------','2110104020000000001','SCGCMP','SNOANTMEN110001','H','PROVISION ANTIGUEDAD DE PRESTACIONES SOCIALES NOMINA MENSUAL NOVIEMBRE 2014',5405612,08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000">
            <text:p>2000</text:p>
          </table:table-cell>
          <table:table-cell table:style-name="ce6" office:value-type="float" office:value="94654.95">
            <text:p>94.654,95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110001','2014-11-30','---','-------------------------','6110800002000000001','SCGCMP','SNOANTMEN110001','D','PROVISION ANTIGUEDAD DE PRESTACIONES SOCIALES NOMINA MENSUAL NOVIEMBRE 2014',94654,95,1);">
            <text:p>INSERT INTO scg_dt_cmp VALUES('0001','SCGCMP','SNOANTMEN110001','2014-11-30','---','-------------------------','6110800002000000001','SCGCMP','SNOANTMEN110001','D','PROVISION ANTIGUEDAD DE PRESTACIONES SOCIALES NOMINA MENSUAL NOVIEMBRE 2014',94654,95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903">
            <text:p>2903</text:p>
          </table:table-cell>
          <table:table-cell table:style-name="ce6" office:value-type="float" office:value="30020.33">
            <text:p>30.020,33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110001','2014-11-30','---','-------------------------','6110800002903000001','SCGCMP','SNOANTMEN110001','D','PROVISION ANTIGUEDAD DE PRESTACIONES SOCIALES NOMINA MENSUAL NOVIEMBRE 2014',30020,33,2);">
            <text:p>INSERT INTO scg_dt_cmp VALUES('0001','SCGCMP','SNOANTMEN110001','2014-11-30','---','-------------------------','6110800002903000001','SCGCMP','SNOANTMEN110001','D','PROVISION ANTIGUEDAD DE PRESTACIONES SOCIALES NOMINA MENSUAL NOVIEMBRE 2014',30020,33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303">
            <text:p>2303</text:p>
          </table:table-cell>
          <table:table-cell table:style-name="ce6" office:value-type="float" office:value="13373.12">
            <text:p>13.373,12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110001','2014-11-30','---','-------------------------','6110800002303000001','SCGCMP','SNOANTMEN110001','D','PROVISION ANTIGUEDAD DE PRESTACIONES SOCIALES NOMINA MENSUAL NOVIEMBRE 2014',13373,12,3);">
            <text:p>INSERT INTO scg_dt_cmp VALUES('0001','SCGCMP','SNOANTMEN110001','2014-11-30','---','-------------------------','6110800002303000001','SCGCMP','SNOANTMEN110001','D','PROVISION ANTIGUEDAD DE PRESTACIONES SOCIALES NOMINA MENSUAL NOVIEMBRE 2014',13373,12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003">
            <text:p>2003</text:p>
          </table:table-cell>
          <table:table-cell table:style-name="ce6" office:value-type="float" office:value="118495.47">
            <text:p>118.495,47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110001','2014-11-30','---','-------------------------','6110800002003000001','SCGCMP','SNOANTMEN110001','D','PROVISION ANTIGUEDAD DE PRESTACIONES SOCIALES NOMINA MENSUAL NOVIEMBRE 2014',118495,47,4);">
            <text:p>INSERT INTO scg_dt_cmp VALUES('0001','SCGCMP','SNOANTMEN110001','2014-11-30','---','-------------------------','6110800002003000001','SCGCMP','SNOANTMEN110001','D','PROVISION ANTIGUEDAD DE PRESTACIONES SOCIALES NOMINA MENSUAL NOVIEMBRE 2014',118495,47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003">
            <text:p>3003</text:p>
          </table:table-cell>
          <table:table-cell table:style-name="ce6" office:value-type="float" office:value="26609.16">
            <text:p>26.609,16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110001','2014-11-30','---','-------------------------','6110800003003000001','SCGCMP','SNOANTMEN110001','D','PROVISION ANTIGUEDAD DE PRESTACIONES SOCIALES NOMINA MENSUAL NOVIEMBRE 2014',26609,16,5);">
            <text:p>INSERT INTO scg_dt_cmp VALUES('0001','SCGCMP','SNOANTMEN110001','2014-11-30','---','-------------------------','6110800003003000001','SCGCMP','SNOANTMEN110001','D','PROVISION ANTIGUEDAD DE PRESTACIONES SOCIALES NOMINA MENSUAL NOVIEMBRE 2014',26609,16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500">
            <text:p>3500</text:p>
          </table:table-cell>
          <table:table-cell table:style-name="ce6" office:value-type="float" office:value="43717.57">
            <text:p>43.717,57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110001','2014-11-30','---','-------------------------','6110800003500000001','SCGCMP','SNOANTMEN110001','D','PROVISION ANTIGUEDAD DE PRESTACIONES SOCIALES NOMINA MENSUAL NOVIEMBRE 2014',43717,57,6);">
            <text:p>INSERT INTO scg_dt_cmp VALUES('0001','SCGCMP','SNOANTMEN110001','2014-11-30','---','-------------------------','6110800003500000001','SCGCMP','SNOANTMEN110001','D','PROVISION ANTIGUEDAD DE PRESTACIONES SOCIALES NOMINA MENSUAL NOVIEMBRE 2014',43717,57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509">
            <text:p>4509</text:p>
          </table:table-cell>
          <table:table-cell table:style-name="ce6" office:value-type="float" office:value="14738.86">
            <text:p>14.738,86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110001','2014-11-30','---','-------------------------','6110800004509000001','SCGCMP','SNOANTMEN110001','D','PROVISION ANTIGUEDAD DE PRESTACIONES SOCIALES NOMINA MENSUAL NOVIEMBRE 2014',14738,86,7);">
            <text:p>INSERT INTO scg_dt_cmp VALUES('0001','SCGCMP','SNOANTMEN110001','2014-11-30','---','-------------------------','6110800004509000001','SCGCMP','SNOANTMEN110001','D','PROVISION ANTIGUEDAD DE PRESTACIONES SOCIALES NOMINA MENSUAL NOVIEMBRE 2014',14738,86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800">
            <text:p>3800</text:p>
          </table:table-cell>
          <table:table-cell table:style-name="ce6" office:value-type="float" office:value="6781.35">
            <text:p>6.781,35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110001','2014-11-30','---','-------------------------','6110800003800000001','SCGCMP','SNOANTMEN110001','D','PROVISION ANTIGUEDAD DE PRESTACIONES SOCIALES NOMINA MENSUAL NOVIEMBRE 2014',6781,35,8);">
            <text:p>INSERT INTO scg_dt_cmp VALUES('0001','SCGCMP','SNOANTMEN110001','2014-11-30','---','-------------------------','6110800003800000001','SCGCMP','SNOANTMEN110001','D','PROVISION ANTIGUEDAD DE PRESTACIONES SOCIALES NOMINA MENSUAL NOVIEMBRE 2014',6781,35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1100">
            <text:p>1100</text:p>
          </table:table-cell>
          <table:table-cell table:style-name="ce6" office:value-type="float" office:value="79950.92">
            <text:p>79.950,92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110001','2014-11-30','---','-------------------------','6110800001100000001','SCGCMP','SNOANTMEN110001','D','PROVISION ANTIGUEDAD DE PRESTACIONES SOCIALES NOMINA MENSUAL NOVIEMBRE 2014',79950,92,9);">
            <text:p>INSERT INTO scg_dt_cmp VALUES('0001','SCGCMP','SNOANTMEN110001','2014-11-30','---','-------------------------','6110800001100000001','SCGCMP','SNOANTMEN110001','D','PROVISION ANTIGUEDAD DE PRESTACIONES SOCIALES NOMINA MENSUAL NOVIEMBRE 2014',79950,92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802">
            <text:p>2802</text:p>
          </table:table-cell>
          <table:table-cell table:style-name="ce6" office:value-type="float" office:value="11954.16">
            <text:p>11.954,16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110001','2014-11-30','---','-------------------------','6110800002802000001','SCGCMP','SNOANTMEN110001','D','PROVISION ANTIGUEDAD DE PRESTACIONES SOCIALES NOMINA MENSUAL NOVIEMBRE 2014',11954,16,10);">
            <text:p>INSERT INTO scg_dt_cmp VALUES('0001','SCGCMP','SNOANTMEN110001','2014-11-30','---','-------------------------','6110800002802000001','SCGCMP','SNOANTMEN110001','D','PROVISION ANTIGUEDAD DE PRESTACIONES SOCIALES NOMINA MENSUAL NOVIEMBRE 2014',11954,16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501">
            <text:p>2501</text:p>
          </table:table-cell>
          <table:table-cell table:style-name="ce6" office:value-type="float" office:value="36232.67">
            <text:p>36.232,67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110001','2014-11-30','---','-------------------------','6110800002501000001','SCGCMP','SNOANTMEN110001','D','PROVISION ANTIGUEDAD DE PRESTACIONES SOCIALES NOMINA MENSUAL NOVIEMBRE 2014',36232,67,11);">
            <text:p>INSERT INTO scg_dt_cmp VALUES('0001','SCGCMP','SNOANTMEN110001','2014-11-30','---','-------------------------','6110800002501000001','SCGCMP','SNOANTMEN110001','D','PROVISION ANTIGUEDAD DE PRESTACIONES SOCIALES NOMINA MENSUAL NOVIEMBRE 2014',36232,67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203">
            <text:p>3203</text:p>
          </table:table-cell>
          <table:table-cell table:style-name="ce6" office:value-type="float" office:value="78107.74">
            <text:p>78.107,74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110001','2014-11-30','---','-------------------------','6110800003203000001','SCGCMP','SNOANTMEN110001','D','PROVISION ANTIGUEDAD DE PRESTACIONES SOCIALES NOMINA MENSUAL NOVIEMBRE 2014',78107,74,12);">
            <text:p>INSERT INTO scg_dt_cmp VALUES('0001','SCGCMP','SNOANTMEN110001','2014-11-30','---','-------------------------','6110800003203000001','SCGCMP','SNOANTMEN110001','D','PROVISION ANTIGUEDAD DE PRESTACIONES SOCIALES NOMINA MENSUAL NOVIEMBRE 2014',78107,74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902">
            <text:p>2902</text:p>
          </table:table-cell>
          <table:table-cell table:style-name="ce6" office:value-type="float" office:value="77110.9">
            <text:p>77.110,90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110001','2014-11-30','---','-------------------------','6110800002902000001','SCGCMP','SNOANTMEN110001','D','PROVISION ANTIGUEDAD DE PRESTACIONES SOCIALES NOMINA MENSUAL NOVIEMBRE 2014',77110,9,13);">
            <text:p>INSERT INTO scg_dt_cmp VALUES('0001','SCGCMP','SNOANTMEN110001','2014-11-30','---','-------------------------','6110800002902000001','SCGCMP','SNOANTMEN110001','D','PROVISION ANTIGUEDAD DE PRESTACIONES SOCIALES NOMINA MENSUAL NOVIEMBRE 2014',77110,9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501">
            <text:p>4501</text:p>
          </table:table-cell>
          <table:table-cell table:style-name="ce6" office:value-type="float" office:value="32014.49">
            <text:p>32.014,49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110001','2014-11-30','---','-------------------------','6110800004501000001','SCGCMP','SNOANTMEN110001','D','PROVISION ANTIGUEDAD DE PRESTACIONES SOCIALES NOMINA MENSUAL NOVIEMBRE 2014',32014,49,14);">
            <text:p>INSERT INTO scg_dt_cmp VALUES('0001','SCGCMP','SNOANTMEN110001','2014-11-30','---','-------------------------','6110800004501000001','SCGCMP','SNOANTMEN110001','D','PROVISION ANTIGUEDAD DE PRESTACIONES SOCIALES NOMINA MENSUAL NOVIEMBRE 2014',32014,49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701">
            <text:p>2701</text:p>
          </table:table-cell>
          <table:table-cell table:style-name="ce6" office:value-type="float" office:value="29959.48">
            <text:p>29.959,48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110001','2014-11-30','---','-------------------------','6110800002701000001','SCGCMP','SNOANTMEN110001','D','PROVISION ANTIGUEDAD DE PRESTACIONES SOCIALES NOMINA MENSUAL NOVIEMBRE 2014',29959,48,15);">
            <text:p>INSERT INTO scg_dt_cmp VALUES('0001','SCGCMP','SNOANTMEN110001','2014-11-30','---','-------------------------','6110800002701000001','SCGCMP','SNOANTMEN110001','D','PROVISION ANTIGUEDAD DE PRESTACIONES SOCIALES NOMINA MENSUAL NOVIEMBRE 2014',29959,48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808">
            <text:p>2808</text:p>
          </table:table-cell>
          <table:table-cell table:style-name="ce6" office:value-type="float" office:value="21501.2">
            <text:p>21.501,20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110001','2014-11-30','---','-------------------------','6110800002808000001','SCGCMP','SNOANTMEN110001','D','PROVISION ANTIGUEDAD DE PRESTACIONES SOCIALES NOMINA MENSUAL NOVIEMBRE 2014',21501,2,16);">
            <text:p>INSERT INTO scg_dt_cmp VALUES('0001','SCGCMP','SNOANTMEN110001','2014-11-30','---','-------------------------','6110800002808000001','SCGCMP','SNOANTMEN110001','D','PROVISION ANTIGUEDAD DE PRESTACIONES SOCIALES NOMINA MENSUAL NOVIEMBRE 2014',21501,2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102">
            <text:p>2102</text:p>
          </table:table-cell>
          <table:table-cell table:style-name="ce6" office:value-type="float" office:value="20064.51">
            <text:p>20.064,51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110001','2014-11-30','---','-------------------------','6110800002102000001','SCGCMP','SNOANTMEN110001','D','PROVISION ANTIGUEDAD DE PRESTACIONES SOCIALES NOMINA MENSUAL NOVIEMBRE 2014',20064,51,17);">
            <text:p>INSERT INTO scg_dt_cmp VALUES('0001','SCGCMP','SNOANTMEN110001','2014-11-30','---','-------------------------','6110800002102000001','SCGCMP','SNOANTMEN110001','D','PROVISION ANTIGUEDAD DE PRESTACIONES SOCIALES NOMINA MENSUAL NOVIEMBRE 2014',20064,51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503">
            <text:p>4503</text:p>
          </table:table-cell>
          <table:table-cell table:style-name="ce6" office:value-type="float" office:value="120974.53">
            <text:p>120.974,53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110001','2014-11-30','---','-------------------------','6110800004503000001','SCGCMP','SNOANTMEN110001','D','PROVISION ANTIGUEDAD DE PRESTACIONES SOCIALES NOMINA MENSUAL NOVIEMBRE 2014',120974,53,18);">
            <text:p>INSERT INTO scg_dt_cmp VALUES('0001','SCGCMP','SNOANTMEN110001','2014-11-30','---','-------------------------','6110800004503000001','SCGCMP','SNOANTMEN110001','D','PROVISION ANTIGUEDAD DE PRESTACIONES SOCIALES NOMINA MENSUAL NOVIEMBRE 2014',120974,53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1200">
            <text:p>1200</text:p>
          </table:table-cell>
          <table:table-cell table:style-name="ce6" office:value-type="float" office:value="22417.56">
            <text:p>22.417,56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110001','2014-11-30','---','-------------------------','6110800001200000001','SCGCMP','SNOANTMEN110001','D','PROVISION ANTIGUEDAD DE PRESTACIONES SOCIALES NOMINA MENSUAL NOVIEMBRE 2014',22417,56,19);">
            <text:p>INSERT INTO scg_dt_cmp VALUES('0001','SCGCMP','SNOANTMEN110001','2014-11-30','---','-------------------------','6110800001200000001','SCGCMP','SNOANTMEN110001','D','PROVISION ANTIGUEDAD DE PRESTACIONES SOCIALES NOMINA MENSUAL NOVIEMBRE 2014',22417,56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304">
            <text:p>3304</text:p>
          </table:table-cell>
          <table:table-cell table:style-name="ce6" office:value-type="float" office:value="55690.32">
            <text:p>55.690,32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110001','2014-11-30','---','-------------------------','6110800003304000001','SCGCMP','SNOANTMEN110001','D','PROVISION ANTIGUEDAD DE PRESTACIONES SOCIALES NOMINA MENSUAL NOVIEMBRE 2014',55690,32,20);">
            <text:p>INSERT INTO scg_dt_cmp VALUES('0001','SCGCMP','SNOANTMEN110001','2014-11-30','---','-------------------------','6110800003304000001','SCGCMP','SNOANTMEN110001','D','PROVISION ANTIGUEDAD DE PRESTACIONES SOCIALES NOMINA MENSUAL NOVIEMBRE 2014',55690,32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502">
            <text:p>2502</text:p>
          </table:table-cell>
          <table:table-cell table:style-name="ce6" office:value-type="float" office:value="18598.73">
            <text:p>18.598,73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110001','2014-11-30','---','-------------------------','6110800002502000001','SCGCMP','SNOANTMEN110001','D','PROVISION ANTIGUEDAD DE PRESTACIONES SOCIALES NOMINA MENSUAL NOVIEMBRE 2014',18598,73,21);">
            <text:p>INSERT INTO scg_dt_cmp VALUES('0001','SCGCMP','SNOANTMEN110001','2014-11-30','---','-------------------------','6110800002502000001','SCGCMP','SNOANTMEN110001','D','PROVISION ANTIGUEDAD DE PRESTACIONES SOCIALES NOMINA MENSUAL NOVIEMBRE 2014',18598,73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600">
            <text:p>2600</text:p>
          </table:table-cell>
          <table:table-cell table:style-name="ce6" office:value-type="float" office:value="16735.51">
            <text:p>16.735,51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110001','2014-11-30','---','-------------------------','6110800002600000001','SCGCMP','SNOANTMEN110001','D','PROVISION ANTIGUEDAD DE PRESTACIONES SOCIALES NOMINA MENSUAL NOVIEMBRE 2014',16735,51,22);">
            <text:p>INSERT INTO scg_dt_cmp VALUES('0001','SCGCMP','SNOANTMEN110001','2014-11-30','---','-------------------------','6110800002600000001','SCGCMP','SNOANTMEN110001','D','PROVISION ANTIGUEDAD DE PRESTACIONES SOCIALES NOMINA MENSUAL NOVIEMBRE 2014',16735,51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502">
            <text:p>4502</text:p>
          </table:table-cell>
          <table:table-cell table:style-name="ce6" office:value-type="float" office:value="21820.75">
            <text:p>21.820,75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110001','2014-11-30','---','-------------------------','6110800004502000001','SCGCMP','SNOANTMEN110001','D','PROVISION ANTIGUEDAD DE PRESTACIONES SOCIALES NOMINA MENSUAL NOVIEMBRE 2014',21820,75,23);">
            <text:p>INSERT INTO scg_dt_cmp VALUES('0001','SCGCMP','SNOANTMEN110001','2014-11-30','---','-------------------------','6110800004502000001','SCGCMP','SNOANTMEN110001','D','PROVISION ANTIGUEDAD DE PRESTACIONES SOCIALES NOMINA MENSUAL NOVIEMBRE 2014',21820,75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400">
            <text:p>3400</text:p>
          </table:table-cell>
          <table:table-cell table:style-name="ce6" office:value-type="float" office:value="38273.97">
            <text:p>38.273,97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110001','2014-11-30','---','-------------------------','6110800003400000001','SCGCMP','SNOANTMEN110001','D','PROVISION ANTIGUEDAD DE PRESTACIONES SOCIALES NOMINA MENSUAL NOVIEMBRE 2014',38273,97,24);">
            <text:p>INSERT INTO scg_dt_cmp VALUES('0001','SCGCMP','SNOANTMEN110001','2014-11-30','---','-------------------------','6110800003400000001','SCGCMP','SNOANTMEN110001','D','PROVISION ANTIGUEDAD DE PRESTACIONES SOCIALES NOMINA MENSUAL NOVIEMBRE 2014',38273,97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1102000001">
            <text:p>6110800001102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1102">
            <text:p>1102</text:p>
          </table:table-cell>
          <table:table-cell table:style-name="ce6" office:value-type="float" office:value="4051.99">
            <text:p>4.051,99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110001','2014-11-30','---','-------------------------','6110800001102000001','SCGCMP','SNOANTMEN110001','D','PROVISION ANTIGUEDAD DE PRESTACIONES SOCIALES NOMINA MENSUAL NOVIEMBRE 2014',4051,99,25);">
            <text:p>INSERT INTO scg_dt_cmp VALUES('0001','SCGCMP','SNOANTMEN110001','2014-11-30','---','-------------------------','6110800001102000001','SCGCMP','SNOANTMEN110001','D','PROVISION ANTIGUEDAD DE PRESTACIONES SOCIALES NOMINA MENSUAL NOVIEMBRE 2014',4051,99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200">
            <text:p>4200</text:p>
          </table:table-cell>
          <table:table-cell table:style-name="ce6" office:value-type="float" office:value="3808.11">
            <text:p>3.808,11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110001','2014-11-30','---','-------------------------','6110800004200000001','SCGCMP','SNOANTMEN110001','D','PROVISION ANTIGUEDAD DE PRESTACIONES SOCIALES NOMINA MENSUAL NOVIEMBRE 2014',3808,11,26);">
            <text:p>INSERT INTO scg_dt_cmp VALUES('0001','SCGCMP','SNOANTMEN110001','2014-11-30','---','-------------------------','6110800004200000001','SCGCMP','SNOANTMEN110001','D','PROVISION ANTIGUEDAD DE PRESTACIONES SOCIALES NOMINA MENSUAL NOVIEMBRE 2014',3808,11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602">
            <text:p>4602</text:p>
          </table:table-cell>
          <table:table-cell table:style-name="ce6" office:value-type="float" office:value="19604.65">
            <text:p>19.604,65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110001','2014-11-30','---','-------------------------','6110800004602000001','SCGCMP','SNOANTMEN110001','D','PROVISION ANTIGUEDAD DE PRESTACIONES SOCIALES NOMINA MENSUAL NOVIEMBRE 2014',19604,65,27);">
            <text:p>INSERT INTO scg_dt_cmp VALUES('0001','SCGCMP','SNOANTMEN110001','2014-11-30','---','-------------------------','6110800004602000001','SCGCMP','SNOANTMEN110001','D','PROVISION ANTIGUEDAD DE PRESTACIONES SOCIALES NOMINA MENSUAL NOVIEMBRE 2014',19604,65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503">
            <text:p>2503</text:p>
          </table:table-cell>
          <table:table-cell table:style-name="ce6" office:value-type="float" office:value="67906.16">
            <text:p>67.906,16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110001','2014-11-30','---','-------------------------','6110800002503000001','SCGCMP','SNOANTMEN110001','D','PROVISION ANTIGUEDAD DE PRESTACIONES SOCIALES NOMINA MENSUAL NOVIEMBRE 2014',67906,16,28);">
            <text:p>INSERT INTO scg_dt_cmp VALUES('0001','SCGCMP','SNOANTMEN110001','2014-11-30','---','-------------------------','6110800002503000001','SCGCMP','SNOANTMEN110001','D','PROVISION ANTIGUEDAD DE PRESTACIONES SOCIALES NOMINA MENSUAL NOVIEMBRE 2014',67906,16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201">
            <text:p>4201</text:p>
          </table:table-cell>
          <table:table-cell table:style-name="ce6" office:value-type="float" office:value="44463.92">
            <text:p>44.463,92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110001','2014-11-30','---','-------------------------','6110800004201000001','SCGCMP','SNOANTMEN110001','D','PROVISION ANTIGUEDAD DE PRESTACIONES SOCIALES NOMINA MENSUAL NOVIEMBRE 2014',44463,92,29);">
            <text:p>INSERT INTO scg_dt_cmp VALUES('0001','SCGCMP','SNOANTMEN110001','2014-11-30','---','-------------------------','6110800004201000001','SCGCMP','SNOANTMEN110001','D','PROVISION ANTIGUEDAD DE PRESTACIONES SOCIALES NOMINA MENSUAL NOVIEMBRE 2014',44463,92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806">
            <text:p>2806</text:p>
          </table:table-cell>
          <table:table-cell table:style-name="ce6" office:value-type="float" office:value="25987.4">
            <text:p>25.987,40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110001','2014-11-30','---','-------------------------','6110800002806000001','SCGCMP','SNOANTMEN110001','D','PROVISION ANTIGUEDAD DE PRESTACIONES SOCIALES NOMINA MENSUAL NOVIEMBRE 2014',25987,4,30);">
            <text:p>INSERT INTO scg_dt_cmp VALUES('0001','SCGCMP','SNOANTMEN110001','2014-11-30','---','-------------------------','6110800002806000001','SCGCMP','SNOANTMEN110001','D','PROVISION ANTIGUEDAD DE PRESTACIONES SOCIALES NOMINA MENSUAL NOVIEMBRE 2014',25987,4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104">
            <text:p>3104</text:p>
          </table:table-cell>
          <table:table-cell table:style-name="ce6" office:value-type="float" office:value="99307.87">
            <text:p>99.307,87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110001','2014-11-30','---','-------------------------','6110800003104000001','SCGCMP','SNOANTMEN110001','D','PROVISION ANTIGUEDAD DE PRESTACIONES SOCIALES NOMINA MENSUAL NOVIEMBRE 2014',99307,87,31);">
            <text:p>INSERT INTO scg_dt_cmp VALUES('0001','SCGCMP','SNOANTMEN110001','2014-11-30','---','-------------------------','6110800003104000001','SCGCMP','SNOANTMEN110001','D','PROVISION ANTIGUEDAD DE PRESTACIONES SOCIALES NOMINA MENSUAL NOVIEMBRE 2014',99307,87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005">
            <text:p>2005</text:p>
          </table:table-cell>
          <table:table-cell table:style-name="ce6" office:value-type="float" office:value="35903.61">
            <text:p>35.903,61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110001','2014-11-30','---','-------------------------','6110800002005000001','SCGCMP','SNOANTMEN110001','D','PROVISION ANTIGUEDAD DE PRESTACIONES SOCIALES NOMINA MENSUAL NOVIEMBRE 2014',35903,61,32);">
            <text:p>INSERT INTO scg_dt_cmp VALUES('0001','SCGCMP','SNOANTMEN110001','2014-11-30','---','-------------------------','6110800002005000001','SCGCMP','SNOANTMEN110001','D','PROVISION ANTIGUEDAD DE PRESTACIONES SOCIALES NOMINA MENSUAL NOVIEMBRE 2014',35903,61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001">
            <text:p>3001</text:p>
          </table:table-cell>
          <table:table-cell table:style-name="ce6" office:value-type="float" office:value="59500.58">
            <text:p>59.500,58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110001','2014-11-30','---','-------------------------','6110800003001000001','SCGCMP','SNOANTMEN110001','D','PROVISION ANTIGUEDAD DE PRESTACIONES SOCIALES NOMINA MENSUAL NOVIEMBRE 2014',59500,58,33);">
            <text:p>INSERT INTO scg_dt_cmp VALUES('0001','SCGCMP','SNOANTMEN110001','2014-11-30','---','-------------------------','6110800003001000001','SCGCMP','SNOANTMEN110001','D','PROVISION ANTIGUEDAD DE PRESTACIONES SOCIALES NOMINA MENSUAL NOVIEMBRE 2014',59500,58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103">
            <text:p>3103</text:p>
          </table:table-cell>
          <table:table-cell table:style-name="ce6" office:value-type="float" office:value="24849.51">
            <text:p>24.849,51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110001','2014-11-30','---','-------------------------','6110800003103000001','SCGCMP','SNOANTMEN110001','D','PROVISION ANTIGUEDAD DE PRESTACIONES SOCIALES NOMINA MENSUAL NOVIEMBRE 2014',24849,51,34);">
            <text:p>INSERT INTO scg_dt_cmp VALUES('0001','SCGCMP','SNOANTMEN110001','2014-11-30','---','-------------------------','6110800003103000001','SCGCMP','SNOANTMEN110001','D','PROVISION ANTIGUEDAD DE PRESTACIONES SOCIALES NOMINA MENSUAL NOVIEMBRE 2014',24849,51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104">
            <text:p>2104</text:p>
          </table:table-cell>
          <table:table-cell table:style-name="ce6" office:value-type="float" office:value="1743.02">
            <text:p>1.743,02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110001','2014-11-30','---','-------------------------','6110800002104000001','SCGCMP','SNOANTMEN110001','D','PROVISION ANTIGUEDAD DE PRESTACIONES SOCIALES NOMINA MENSUAL NOVIEMBRE 2014',1743,02,35);">
            <text:p>INSERT INTO scg_dt_cmp VALUES('0001','SCGCMP','SNOANTMEN110001','2014-11-30','---','-------------------------','6110800002104000001','SCGCMP','SNOANTMEN110001','D','PROVISION ANTIGUEDAD DE PRESTACIONES SOCIALES NOMINA MENSUAL NOVIEMBRE 2014',1743,02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505">
            <text:p>4505</text:p>
          </table:table-cell>
          <table:table-cell table:style-name="ce6" office:value-type="float" office:value="76668.72">
            <text:p>76.668,72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110001','2014-11-30','---','-------------------------','6110800004505000001','SCGCMP','SNOANTMEN110001','D','PROVISION ANTIGUEDAD DE PRESTACIONES SOCIALES NOMINA MENSUAL NOVIEMBRE 2014',76668,72,36);">
            <text:p>INSERT INTO scg_dt_cmp VALUES('0001','SCGCMP','SNOANTMEN110001','2014-11-30','---','-------------------------','6110800004505000001','SCGCMP','SNOANTMEN110001','D','PROVISION ANTIGUEDAD DE PRESTACIONES SOCIALES NOMINA MENSUAL NOVIEMBRE 2014',76668,72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600">
            <text:p>3600</text:p>
          </table:table-cell>
          <table:table-cell table:style-name="ce6" office:value-type="float" office:value="6166.09">
            <text:p>6.166,09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110001','2014-11-30','---','-------------------------','6110800003600000001','SCGCMP','SNOANTMEN110001','D','PROVISION ANTIGUEDAD DE PRESTACIONES SOCIALES NOMINA MENSUAL NOVIEMBRE 2014',6166,09,37);">
            <text:p>INSERT INTO scg_dt_cmp VALUES('0001','SCGCMP','SNOANTMEN110001','2014-11-30','---','-------------------------','6110800003600000001','SCGCMP','SNOANTMEN110001','D','PROVISION ANTIGUEDAD DE PRESTACIONES SOCIALES NOMINA MENSUAL NOVIEMBRE 2014',6166,09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902">
            <text:p>3902</text:p>
          </table:table-cell>
          <table:table-cell table:style-name="ce6" office:value-type="float" office:value="32063.74">
            <text:p>32.063,74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110001','2014-11-30','---','-------------------------','6110800003902000001','SCGCMP','SNOANTMEN110001','D','PROVISION ANTIGUEDAD DE PRESTACIONES SOCIALES NOMINA MENSUAL NOVIEMBRE 2014',32063,74,38);">
            <text:p>INSERT INTO scg_dt_cmp VALUES('0001','SCGCMP','SNOANTMEN110001','2014-11-30','---','-------------------------','6110800003902000001','SCGCMP','SNOANTMEN110001','D','PROVISION ANTIGUEDAD DE PRESTACIONES SOCIALES NOMINA MENSUAL NOVIEMBRE 2014',32063,74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701">
            <text:p>3701</text:p>
          </table:table-cell>
          <table:table-cell table:style-name="ce6" office:value-type="float" office:value="57782.51">
            <text:p>57.782,51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110001','2014-11-30','---','-------------------------','6110800003701000001','SCGCMP','SNOANTMEN110001','D','PROVISION ANTIGUEDAD DE PRESTACIONES SOCIALES NOMINA MENSUAL NOVIEMBRE 2014',57782,51,39);">
            <text:p>INSERT INTO scg_dt_cmp VALUES('0001','SCGCMP','SNOANTMEN110001','2014-11-30','---','-------------------------','6110800003701000001','SCGCMP','SNOANTMEN110001','D','PROVISION ANTIGUEDAD DE PRESTACIONES SOCIALES NOMINA MENSUAL NOVIEMBRE 2014',57782,51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200">
            <text:p>3200</text:p>
          </table:table-cell>
          <table:table-cell table:style-name="ce6" office:value-type="float" office:value="50618.06">
            <text:p>50.618,06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110001','2014-11-30','---','-------------------------','6110800003200000001','SCGCMP','SNOANTMEN110001','D','PROVISION ANTIGUEDAD DE PRESTACIONES SOCIALES NOMINA MENSUAL NOVIEMBRE 2014',50618,06,40);">
            <text:p>INSERT INTO scg_dt_cmp VALUES('0001','SCGCMP','SNOANTMEN110001','2014-11-30','---','-------------------------','6110800003200000001','SCGCMP','SNOANTMEN110001','D','PROVISION ANTIGUEDAD DE PRESTACIONES SOCIALES NOMINA MENSUAL NOVIEMBRE 2014',50618,06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1301">
            <text:p>1301</text:p>
          </table:table-cell>
          <table:table-cell table:style-name="ce6" office:value-type="float" office:value="55321.75">
            <text:p>55.321,75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110001','2014-11-30','---','-------------------------','6110800001301000001','SCGCMP','SNOANTMEN110001','D','PROVISION ANTIGUEDAD DE PRESTACIONES SOCIALES NOMINA MENSUAL NOVIEMBRE 2014',55321,75,41);">
            <text:p>INSERT INTO scg_dt_cmp VALUES('0001','SCGCMP','SNOANTMEN110001','2014-11-30','---','-------------------------','6110800001301000001','SCGCMP','SNOANTMEN110001','D','PROVISION ANTIGUEDAD DE PRESTACIONES SOCIALES NOMINA MENSUAL NOVIEMBRE 2014',55321,75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202">
            <text:p>4202</text:p>
          </table:table-cell>
          <table:table-cell table:style-name="ce6" office:value-type="float" office:value="108867.11">
            <text:p>108.867,11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110001','2014-11-30','---','-------------------------','6110800004202000001','SCGCMP','SNOANTMEN110001','D','PROVISION ANTIGUEDAD DE PRESTACIONES SOCIALES NOMINA MENSUAL NOVIEMBRE 2014',108867,11,42);">
            <text:p>INSERT INTO scg_dt_cmp VALUES('0001','SCGCMP','SNOANTMEN110001','2014-11-30','---','-------------------------','6110800004202000001','SCGCMP','SNOANTMEN110001','D','PROVISION ANTIGUEDAD DE PRESTACIONES SOCIALES NOMINA MENSUAL NOVIEMBRE 2014',108867,11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506">
            <text:p>4506</text:p>
          </table:table-cell>
          <table:table-cell table:style-name="ce6" office:value-type="float" office:value="29011.6">
            <text:p>29.011,60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110001','2014-11-30','---','-------------------------','6110800004506000001','SCGCMP','SNOANTMEN110001','D','PROVISION ANTIGUEDAD DE PRESTACIONES SOCIALES NOMINA MENSUAL NOVIEMBRE 2014',29011,6,43);">
            <text:p>INSERT INTO scg_dt_cmp VALUES('0001','SCGCMP','SNOANTMEN110001','2014-11-30','---','-------------------------','6110800004506000001','SCGCMP','SNOANTMEN110001','D','PROVISION ANTIGUEDAD DE PRESTACIONES SOCIALES NOMINA MENSUAL NOVIEMBRE 2014',29011,6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103">
            <text:p>2103</text:p>
          </table:table-cell>
          <table:table-cell table:style-name="ce6" office:value-type="float" office:value="50733.54">
            <text:p>50.733,54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110001','2014-11-30','---','-------------------------','6110800002103000001','SCGCMP','SNOANTMEN110001','D','PROVISION ANTIGUEDAD DE PRESTACIONES SOCIALES NOMINA MENSUAL NOVIEMBRE 2014',50733,54,44);">
            <text:p>INSERT INTO scg_dt_cmp VALUES('0001','SCGCMP','SNOANTMEN110001','2014-11-30','---','-------------------------','6110800002103000001','SCGCMP','SNOANTMEN110001','D','PROVISION ANTIGUEDAD DE PRESTACIONES SOCIALES NOMINA MENSUAL NOVIEMBRE 2014',50733,54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001">
            <text:p>4001</text:p>
          </table:table-cell>
          <table:table-cell table:style-name="ce6" office:value-type="float" office:value="10841.16">
            <text:p>10.841,16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110001','2014-11-30','---','-------------------------','6110800004001000001','SCGCMP','SNOANTMEN110001','D','PROVISION ANTIGUEDAD DE PRESTACIONES SOCIALES NOMINA MENSUAL NOVIEMBRE 2014',10841,16,45);">
            <text:p>INSERT INTO scg_dt_cmp VALUES('0001','SCGCMP','SNOANTMEN110001','2014-11-30','---','-------------------------','6110800004001000001','SCGCMP','SNOANTMEN110001','D','PROVISION ANTIGUEDAD DE PRESTACIONES SOCIALES NOMINA MENSUAL NOVIEMBRE 2014',10841,16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201">
            <text:p>3201</text:p>
          </table:table-cell>
          <table:table-cell table:style-name="ce6" office:value-type="float" office:value="245098.39">
            <text:p>245.098,39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110001','2014-11-30','---','-------------------------','6110800003201000001','SCGCMP','SNOANTMEN110001','D','PROVISION ANTIGUEDAD DE PRESTACIONES SOCIALES NOMINA MENSUAL NOVIEMBRE 2014',245098,39,46);">
            <text:p>INSERT INTO scg_dt_cmp VALUES('0001','SCGCMP','SNOANTMEN110001','2014-11-30','---','-------------------------','6110800003201000001','SCGCMP','SNOANTMEN110001','D','PROVISION ANTIGUEDAD DE PRESTACIONES SOCIALES NOMINA MENSUAL NOVIEMBRE 2014',245098,39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1300">
            <text:p>1300</text:p>
          </table:table-cell>
          <table:table-cell table:style-name="ce6" office:value-type="float" office:value="1940.87">
            <text:p>1.940,87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110001','2014-11-30','---','-------------------------','6110800001300000001','SCGCMP','SNOANTMEN110001','D','PROVISION ANTIGUEDAD DE PRESTACIONES SOCIALES NOMINA MENSUAL NOVIEMBRE 2014',1940,87,47);">
            <text:p>INSERT INTO scg_dt_cmp VALUES('0001','SCGCMP','SNOANTMEN110001','2014-11-30','---','-------------------------','6110800001300000001','SCGCMP','SNOANTMEN110001','D','PROVISION ANTIGUEDAD DE PRESTACIONES SOCIALES NOMINA MENSUAL NOVIEMBRE 2014',1940,87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905">
            <text:p>2905</text:p>
          </table:table-cell>
          <table:table-cell table:style-name="ce6" office:value-type="float" office:value="7634.7">
            <text:p>7.634,70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110001','2014-11-30','---','-------------------------','6110800002905000001','SCGCMP','SNOANTMEN110001','D','PROVISION ANTIGUEDAD DE PRESTACIONES SOCIALES NOMINA MENSUAL NOVIEMBRE 2014',7634,7,48);">
            <text:p>INSERT INTO scg_dt_cmp VALUES('0001','SCGCMP','SNOANTMEN110001','2014-11-30','---','-------------------------','6110800002905000001','SCGCMP','SNOANTMEN110001','D','PROVISION ANTIGUEDAD DE PRESTACIONES SOCIALES NOMINA MENSUAL NOVIEMBRE 2014',7634,7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200">
            <text:p>2200</text:p>
          </table:table-cell>
          <table:table-cell table:style-name="ce6" office:value-type="float" office:value="18732.82">
            <text:p>18.732,82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110001','2014-11-30','---','-------------------------','6110800002200000001','SCGCMP','SNOANTMEN110001','D','PROVISION ANTIGUEDAD DE PRESTACIONES SOCIALES NOMINA MENSUAL NOVIEMBRE 2014',18732,82,49);">
            <text:p>INSERT INTO scg_dt_cmp VALUES('0001','SCGCMP','SNOANTMEN110001','2014-11-30','---','-------------------------','6110800002200000001','SCGCMP','SNOANTMEN110001','D','PROVISION ANTIGUEDAD DE PRESTACIONES SOCIALES NOMINA MENSUAL NOVIEMBRE 2014',18732,82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500">
            <text:p>4500</text:p>
          </table:table-cell>
          <table:table-cell table:style-name="ce6" office:value-type="float" office:value="11507.13">
            <text:p>11.507,13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110001','2014-11-30','---','-------------------------','6110800004500000001','SCGCMP','SNOANTMEN110001','D','PROVISION ANTIGUEDAD DE PRESTACIONES SOCIALES NOMINA MENSUAL NOVIEMBRE 2014',11507,13,50);">
            <text:p>INSERT INTO scg_dt_cmp VALUES('0001','SCGCMP','SNOANTMEN110001','2014-11-30','---','-------------------------','6110800004500000001','SCGCMP','SNOANTMEN110001','D','PROVISION ANTIGUEDAD DE PRESTACIONES SOCIALES NOMINA MENSUAL NOVIEMBRE 2014',11507,13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106">
            <text:p>2106</text:p>
          </table:table-cell>
          <table:table-cell table:style-name="ce6" office:value-type="float" office:value="4711.2">
            <text:p>4.711,20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110001','2014-11-30','---','-------------------------','6110800002106000001','SCGCMP','SNOANTMEN110001','D','PROVISION ANTIGUEDAD DE PRESTACIONES SOCIALES NOMINA MENSUAL NOVIEMBRE 2014',4711,2,51);">
            <text:p>INSERT INTO scg_dt_cmp VALUES('0001','SCGCMP','SNOANTMEN110001','2014-11-30','---','-------------------------','6110800002106000001','SCGCMP','SNOANTMEN110001','D','PROVISION ANTIGUEDAD DE PRESTACIONES SOCIALES NOMINA MENSUAL NOVIEMBRE 2014',4711,2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800">
            <text:p>4800</text:p>
          </table:table-cell>
          <table:table-cell table:style-name="ce6" office:value-type="float" office:value="7435.67">
            <text:p>7.435,67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110001','2014-11-30','---','-------------------------','6110800004800000001','SCGCMP','SNOANTMEN110001','D','PROVISION ANTIGUEDAD DE PRESTACIONES SOCIALES NOMINA MENSUAL NOVIEMBRE 2014',7435,67,52);">
            <text:p>INSERT INTO scg_dt_cmp VALUES('0001','SCGCMP','SNOANTMEN110001','2014-11-30','---','-------------------------','6110800004800000001','SCGCMP','SNOANTMEN110001','D','PROVISION ANTIGUEDAD DE PRESTACIONES SOCIALES NOMINA MENSUAL NOVIEMBRE 2014',7435,67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601">
            <text:p>3601</text:p>
          </table:table-cell>
          <table:table-cell table:style-name="ce6" office:value-type="float" office:value="10715.61">
            <text:p>10.715,61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110001','2014-11-30','---','-------------------------','6110800003601000001','SCGCMP','SNOANTMEN110001','D','PROVISION ANTIGUEDAD DE PRESTACIONES SOCIALES NOMINA MENSUAL NOVIEMBRE 2014',10715,61,53);">
            <text:p>INSERT INTO scg_dt_cmp VALUES('0001','SCGCMP','SNOANTMEN110001','2014-11-30','---','-------------------------','6110800003601000001','SCGCMP','SNOANTMEN110001','D','PROVISION ANTIGUEDAD DE PRESTACIONES SOCIALES NOMINA MENSUAL NOVIEMBRE 2014',10715,61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305">
            <text:p>3305</text:p>
          </table:table-cell>
          <table:table-cell table:style-name="ce6" office:value-type="float" office:value="27409.46">
            <text:p>27.409,46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110001','2014-11-30','---','-------------------------','6110800003305000001','SCGCMP','SNOANTMEN110001','D','PROVISION ANTIGUEDAD DE PRESTACIONES SOCIALES NOMINA MENSUAL NOVIEMBRE 2014',27409,46,54);">
            <text:p>INSERT INTO scg_dt_cmp VALUES('0001','SCGCMP','SNOANTMEN110001','2014-11-30','---','-------------------------','6110800003305000001','SCGCMP','SNOANTMEN110001','D','PROVISION ANTIGUEDAD DE PRESTACIONES SOCIALES NOMINA MENSUAL NOVIEMBRE 2014',27409,46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304">
            <text:p>2304</text:p>
          </table:table-cell>
          <table:table-cell table:style-name="ce6" office:value-type="float" office:value="30680.85">
            <text:p>30.680,85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110001','2014-11-30','---','-------------------------','6110800002304000001','SCGCMP','SNOANTMEN110001','D','PROVISION ANTIGUEDAD DE PRESTACIONES SOCIALES NOMINA MENSUAL NOVIEMBRE 2014',30680,85,55);">
            <text:p>INSERT INTO scg_dt_cmp VALUES('0001','SCGCMP','SNOANTMEN110001','2014-11-30','---','-------------------------','6110800002304000001','SCGCMP','SNOANTMEN110001','D','PROVISION ANTIGUEDAD DE PRESTACIONES SOCIALES NOMINA MENSUAL NOVIEMBRE 2014',30680,85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602">
            <text:p>2602</text:p>
          </table:table-cell>
          <table:table-cell table:style-name="ce6" office:value-type="float" office:value="31797.54">
            <text:p>31.797,54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110001','2014-11-30','---','-------------------------','6110800002602000001','SCGCMP','SNOANTMEN110001','D','PROVISION ANTIGUEDAD DE PRESTACIONES SOCIALES NOMINA MENSUAL NOVIEMBRE 2014',31797,54,56);">
            <text:p>INSERT INTO scg_dt_cmp VALUES('0001','SCGCMP','SNOANTMEN110001','2014-11-30','---','-------------------------','6110800002602000001','SCGCMP','SNOANTMEN110001','D','PROVISION ANTIGUEDAD DE PRESTACIONES SOCIALES NOMINA MENSUAL NOVIEMBRE 2014',31797,54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901">
            <text:p>2901</text:p>
          </table:table-cell>
          <table:table-cell table:style-name="ce6" office:value-type="float" office:value="67961.18">
            <text:p>67.961,18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110001','2014-11-30','---','-------------------------','6110800002901000001','SCGCMP','SNOANTMEN110001','D','PROVISION ANTIGUEDAD DE PRESTACIONES SOCIALES NOMINA MENSUAL NOVIEMBRE 2014',67961,18,57);">
            <text:p>INSERT INTO scg_dt_cmp VALUES('0001','SCGCMP','SNOANTMEN110001','2014-11-30','---','-------------------------','6110800002901000001','SCGCMP','SNOANTMEN110001','D','PROVISION ANTIGUEDAD DE PRESTACIONES SOCIALES NOMINA MENSUAL NOVIEMBRE 2014',67961,18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802">
            <text:p>3802</text:p>
          </table:table-cell>
          <table:table-cell table:style-name="ce6" office:value-type="float" office:value="40138.52">
            <text:p>40.138,52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110001','2014-11-30','---','-------------------------','6110800003802000001','SCGCMP','SNOANTMEN110001','D','PROVISION ANTIGUEDAD DE PRESTACIONES SOCIALES NOMINA MENSUAL NOVIEMBRE 2014',40138,52,58);">
            <text:p>INSERT INTO scg_dt_cmp VALUES('0001','SCGCMP','SNOANTMEN110001','2014-11-30','---','-------------------------','6110800003802000001','SCGCMP','SNOANTMEN110001','D','PROVISION ANTIGUEDAD DE PRESTACIONES SOCIALES NOMINA MENSUAL NOVIEMBRE 2014',40138,52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300">
            <text:p>2300</text:p>
          </table:table-cell>
          <table:table-cell table:style-name="ce6" office:value-type="float" office:value="12446.66">
            <text:p>12.446,66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110001','2014-11-30','---','-------------------------','6110800002300000001','SCGCMP','SNOANTMEN110001','D','PROVISION ANTIGUEDAD DE PRESTACIONES SOCIALES NOMINA MENSUAL NOVIEMBRE 2014',12446,66,59);">
            <text:p>INSERT INTO scg_dt_cmp VALUES('0001','SCGCMP','SNOANTMEN110001','2014-11-30','---','-------------------------','6110800002300000001','SCGCMP','SNOANTMEN110001','D','PROVISION ANTIGUEDAD DE PRESTACIONES SOCIALES NOMINA MENSUAL NOVIEMBRE 2014',12446,66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800">
            <text:p>2800</text:p>
          </table:table-cell>
          <table:table-cell table:style-name="ce6" office:value-type="float" office:value="6449.35">
            <text:p>6.449,35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110001','2014-11-30','---','-------------------------','6110800002800000001','SCGCMP','SNOANTMEN110001','D','PROVISION ANTIGUEDAD DE PRESTACIONES SOCIALES NOMINA MENSUAL NOVIEMBRE 2014',6449,35,60);">
            <text:p>INSERT INTO scg_dt_cmp VALUES('0001','SCGCMP','SNOANTMEN110001','2014-11-30','---','-------------------------','6110800002800000001','SCGCMP','SNOANTMEN110001','D','PROVISION ANTIGUEDAD DE PRESTACIONES SOCIALES NOMINA MENSUAL NOVIEMBRE 2014',6449,35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101">
            <text:p>3101</text:p>
          </table:table-cell>
          <table:table-cell table:style-name="ce6" office:value-type="float" office:value="12457.69">
            <text:p>12.457,69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110001','2014-11-30','---','-------------------------','6110800003101000001','SCGCMP','SNOANTMEN110001','D','PROVISION ANTIGUEDAD DE PRESTACIONES SOCIALES NOMINA MENSUAL NOVIEMBRE 2014',12457,69,61);">
            <text:p>INSERT INTO scg_dt_cmp VALUES('0001','SCGCMP','SNOANTMEN110001','2014-11-30','---','-------------------------','6110800003101000001','SCGCMP','SNOANTMEN110001','D','PROVISION ANTIGUEDAD DE PRESTACIONES SOCIALES NOMINA MENSUAL NOVIEMBRE 2014',12457,69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203">
            <text:p>4203</text:p>
          </table:table-cell>
          <table:table-cell table:style-name="ce6" office:value-type="float" office:value="75562.88">
            <text:p>75.562,88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110001','2014-11-30','---','-------------------------','6110800004203000001','SCGCMP','SNOANTMEN110001','D','PROVISION ANTIGUEDAD DE PRESTACIONES SOCIALES NOMINA MENSUAL NOVIEMBRE 2014',75562,88,62);">
            <text:p>INSERT INTO scg_dt_cmp VALUES('0001','SCGCMP','SNOANTMEN110001','2014-11-30','---','-------------------------','6110800004203000001','SCGCMP','SNOANTMEN110001','D','PROVISION ANTIGUEDAD DE PRESTACIONES SOCIALES NOMINA MENSUAL NOVIEMBRE 2014',75562,88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301">
            <text:p>3301</text:p>
          </table:table-cell>
          <table:table-cell table:style-name="ce6" office:value-type="float" office:value="43115.55">
            <text:p>43.115,55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110001','2014-11-30','---','-------------------------','6110800003301000001','SCGCMP','SNOANTMEN110001','D','PROVISION ANTIGUEDAD DE PRESTACIONES SOCIALES NOMINA MENSUAL NOVIEMBRE 2014',43115,55,63);">
            <text:p>INSERT INTO scg_dt_cmp VALUES('0001','SCGCMP','SNOANTMEN110001','2014-11-30','---','-------------------------','6110800003301000001','SCGCMP','SNOANTMEN110001','D','PROVISION ANTIGUEDAD DE PRESTACIONES SOCIALES NOMINA MENSUAL NOVIEMBRE 2014',43115,55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102">
            <text:p>4102</text:p>
          </table:table-cell>
          <table:table-cell table:style-name="ce6" office:value-type="float" office:value="25112.58">
            <text:p>25.112,58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110001','2014-11-30','---','-------------------------','6110800004102000001','SCGCMP','SNOANTMEN110001','D','PROVISION ANTIGUEDAD DE PRESTACIONES SOCIALES NOMINA MENSUAL NOVIEMBRE 2014',25112,58,64);">
            <text:p>INSERT INTO scg_dt_cmp VALUES('0001','SCGCMP','SNOANTMEN110001','2014-11-30','---','-------------------------','6110800004102000001','SCGCMP','SNOANTMEN110001','D','PROVISION ANTIGUEDAD DE PRESTACIONES SOCIALES NOMINA MENSUAL NOVIEMBRE 2014',25112,58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100">
            <text:p>3100</text:p>
          </table:table-cell>
          <table:table-cell table:style-name="ce6" office:value-type="float" office:value="15401.4">
            <text:p>15.401,40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110001','2014-11-30','---','-------------------------','6110800003100000001','SCGCMP','SNOANTMEN110001','D','PROVISION ANTIGUEDAD DE PRESTACIONES SOCIALES NOMINA MENSUAL NOVIEMBRE 2014',15401,4,65);">
            <text:p>INSERT INTO scg_dt_cmp VALUES('0001','SCGCMP','SNOANTMEN110001','2014-11-30','---','-------------------------','6110800003100000001','SCGCMP','SNOANTMEN110001','D','PROVISION ANTIGUEDAD DE PRESTACIONES SOCIALES NOMINA MENSUAL NOVIEMBRE 2014',15401,4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402">
            <text:p>2402</text:p>
          </table:table-cell>
          <table:table-cell table:style-name="ce6" office:value-type="float" office:value="96709.2">
            <text:p>96.709,20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110001','2014-11-30','---','-------------------------','6110800002402000001','SCGCMP','SNOANTMEN110001','D','PROVISION ANTIGUEDAD DE PRESTACIONES SOCIALES NOMINA MENSUAL NOVIEMBRE 2014',96709,2,66);">
            <text:p>INSERT INTO scg_dt_cmp VALUES('0001','SCGCMP','SNOANTMEN110001','2014-11-30','---','-------------------------','6110800002402000001','SCGCMP','SNOANTMEN110001','D','PROVISION ANTIGUEDAD DE PRESTACIONES SOCIALES NOMINA MENSUAL NOVIEMBRE 2014',96709,2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602">
            <text:p>3602</text:p>
          </table:table-cell>
          <table:table-cell table:style-name="ce6" office:value-type="float" office:value="10197.16">
            <text:p>10.197,16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110001','2014-11-30','---','-------------------------','6110800003602000001','SCGCMP','SNOANTMEN110001','D','PROVISION ANTIGUEDAD DE PRESTACIONES SOCIALES NOMINA MENSUAL NOVIEMBRE 2014',10197,16,67);">
            <text:p>INSERT INTO scg_dt_cmp VALUES('0001','SCGCMP','SNOANTMEN110001','2014-11-30','---','-------------------------','6110800003602000001','SCGCMP','SNOANTMEN110001','D','PROVISION ANTIGUEDAD DE PRESTACIONES SOCIALES NOMINA MENSUAL NOVIEMBRE 2014',10197,16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903">
            <text:p>3903</text:p>
          </table:table-cell>
          <table:table-cell table:style-name="ce6" office:value-type="float" office:value="17303.05">
            <text:p>17.303,05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110001','2014-11-30','---','-------------------------','6110800003903000001','SCGCMP','SNOANTMEN110001','D','PROVISION ANTIGUEDAD DE PRESTACIONES SOCIALES NOMINA MENSUAL NOVIEMBRE 2014',17303,05,68);">
            <text:p>INSERT INTO scg_dt_cmp VALUES('0001','SCGCMP','SNOANTMEN110001','2014-11-30','---','-------------------------','6110800003903000001','SCGCMP','SNOANTMEN110001','D','PROVISION ANTIGUEDAD DE PRESTACIONES SOCIALES NOMINA MENSUAL NOVIEMBRE 2014',17303,05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504">
            <text:p>4504</text:p>
          </table:table-cell>
          <table:table-cell table:style-name="ce6" office:value-type="float" office:value="14553.65">
            <text:p>14.553,65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110001','2014-11-30','---','-------------------------','6110800004504000001','SCGCMP','SNOANTMEN110001','D','PROVISION ANTIGUEDAD DE PRESTACIONES SOCIALES NOMINA MENSUAL NOVIEMBRE 2014',14553,65,69);">
            <text:p>INSERT INTO scg_dt_cmp VALUES('0001','SCGCMP','SNOANTMEN110001','2014-11-30','---','-------------------------','6110800004504000001','SCGCMP','SNOANTMEN110001','D','PROVISION ANTIGUEDAD DE PRESTACIONES SOCIALES NOMINA MENSUAL NOVIEMBRE 2014',14553,65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002">
            <text:p>2002</text:p>
          </table:table-cell>
          <table:table-cell table:style-name="ce6" office:value-type="float" office:value="328950.82">
            <text:p>328.950,82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110001','2014-11-30','---','-------------------------','6110800002002000001','SCGCMP','SNOANTMEN110001','D','PROVISION ANTIGUEDAD DE PRESTACIONES SOCIALES NOMINA MENSUAL NOVIEMBRE 2014',328950,82,70);">
            <text:p>INSERT INTO scg_dt_cmp VALUES('0001','SCGCMP','SNOANTMEN110001','2014-11-30','---','-------------------------','6110800002002000001','SCGCMP','SNOANTMEN110001','D','PROVISION ANTIGUEDAD DE PRESTACIONES SOCIALES NOMINA MENSUAL NOVIEMBRE 2014',328950,82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500">
            <text:p>2500</text:p>
          </table:table-cell>
          <table:table-cell table:style-name="ce6" office:value-type="float" office:value="7497.09">
            <text:p>7.497,09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110001','2014-11-30','---','-------------------------','6110800002500000001','SCGCMP','SNOANTMEN110001','D','PROVISION ANTIGUEDAD DE PRESTACIONES SOCIALES NOMINA MENSUAL NOVIEMBRE 2014',7497,09,71);">
            <text:p>INSERT INTO scg_dt_cmp VALUES('0001','SCGCMP','SNOANTMEN110001','2014-11-30','---','-------------------------','6110800002500000001','SCGCMP','SNOANTMEN110001','D','PROVISION ANTIGUEDAD DE PRESTACIONES SOCIALES NOMINA MENSUAL NOVIEMBRE 2014',7497,09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105">
            <text:p>2105</text:p>
          </table:table-cell>
          <table:table-cell table:style-name="ce6" office:value-type="float" office:value="10369.15">
            <text:p>10.369,15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110001','2014-11-30','---','-------------------------','6110800002105000001','SCGCMP','SNOANTMEN110001','D','PROVISION ANTIGUEDAD DE PRESTACIONES SOCIALES NOMINA MENSUAL NOVIEMBRE 2014',10369,15,72);">
            <text:p>INSERT INTO scg_dt_cmp VALUES('0001','SCGCMP','SNOANTMEN110001','2014-11-30','---','-------------------------','6110800002105000001','SCGCMP','SNOANTMEN110001','D','PROVISION ANTIGUEDAD DE PRESTACIONES SOCIALES NOMINA MENSUAL NOVIEMBRE 2014',10369,15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103">
            <text:p>4103</text:p>
          </table:table-cell>
          <table:table-cell table:style-name="ce6" office:value-type="float" office:value="16805.84">
            <text:p>16.805,84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110001','2014-11-30','---','-------------------------','6110800004103000001','SCGCMP','SNOANTMEN110001','D','PROVISION ANTIGUEDAD DE PRESTACIONES SOCIALES NOMINA MENSUAL NOVIEMBRE 2014',16805,84,73);">
            <text:p>INSERT INTO scg_dt_cmp VALUES('0001','SCGCMP','SNOANTMEN110001','2014-11-30','---','-------------------------','6110800004103000001','SCGCMP','SNOANTMEN110001','D','PROVISION ANTIGUEDAD DE PRESTACIONES SOCIALES NOMINA MENSUAL NOVIEMBRE 2014',16805,84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805">
            <text:p>2805</text:p>
          </table:table-cell>
          <table:table-cell table:style-name="ce6" office:value-type="float" office:value="13877.91">
            <text:p>13.877,91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110001','2014-11-30','---','-------------------------','6110800002805000001','SCGCMP','SNOANTMEN110001','D','PROVISION ANTIGUEDAD DE PRESTACIONES SOCIALES NOMINA MENSUAL NOVIEMBRE 2014',13877,91,74);">
            <text:p>INSERT INTO scg_dt_cmp VALUES('0001','SCGCMP','SNOANTMEN110001','2014-11-30','---','-------------------------','6110800002805000001','SCGCMP','SNOANTMEN110001','D','PROVISION ANTIGUEDAD DE PRESTACIONES SOCIALES NOMINA MENSUAL NOVIEMBRE 2014',13877,91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002">
            <text:p>4002</text:p>
          </table:table-cell>
          <table:table-cell table:style-name="ce6" office:value-type="float" office:value="15438.25">
            <text:p>15.438,25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110001','2014-11-30','---','-------------------------','6110800004002000001','SCGCMP','SNOANTMEN110001','D','PROVISION ANTIGUEDAD DE PRESTACIONES SOCIALES NOMINA MENSUAL NOVIEMBRE 2014',15438,25,75);">
            <text:p>INSERT INTO scg_dt_cmp VALUES('0001','SCGCMP','SNOANTMEN110001','2014-11-30','---','-------------------------','6110800004002000001','SCGCMP','SNOANTMEN110001','D','PROVISION ANTIGUEDAD DE PRESTACIONES SOCIALES NOMINA MENSUAL NOVIEMBRE 2014',15438,25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601">
            <text:p>4601</text:p>
          </table:table-cell>
          <table:table-cell table:style-name="ce6" office:value-type="float" office:value="111895.8">
            <text:p>111.895,80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110001','2014-11-30','---','-------------------------','6110800004601000001','SCGCMP','SNOANTMEN110001','D','PROVISION ANTIGUEDAD DE PRESTACIONES SOCIALES NOMINA MENSUAL NOVIEMBRE 2014',111895,8,76);">
            <text:p>INSERT INTO scg_dt_cmp VALUES('0001','SCGCMP','SNOANTMEN110001','2014-11-30','---','-------------------------','6110800004601000001','SCGCMP','SNOANTMEN110001','D','PROVISION ANTIGUEDAD DE PRESTACIONES SOCIALES NOMINA MENSUAL NOVIEMBRE 2014',111895,8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400">
            <text:p>2400</text:p>
          </table:table-cell>
          <table:table-cell table:style-name="ce6" office:value-type="float" office:value="53719.78">
            <text:p>53.719,78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110001','2014-11-30','---','-------------------------','6110800002400000001','SCGCMP','SNOANTMEN110001','D','PROVISION ANTIGUEDAD DE PRESTACIONES SOCIALES NOMINA MENSUAL NOVIEMBRE 2014',53719,78,77);">
            <text:p>INSERT INTO scg_dt_cmp VALUES('0001','SCGCMP','SNOANTMEN110001','2014-11-30','---','-------------------------','6110800002400000001','SCGCMP','SNOANTMEN110001','D','PROVISION ANTIGUEDAD DE PRESTACIONES SOCIALES NOMINA MENSUAL NOVIEMBRE 2014',53719,78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300">
            <text:p>3300</text:p>
          </table:table-cell>
          <table:table-cell table:style-name="ce6" office:value-type="float" office:value="25985.36">
            <text:p>25.985,36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110001','2014-11-30','---','-------------------------','6110800003300000001','SCGCMP','SNOANTMEN110001','D','PROVISION ANTIGUEDAD DE PRESTACIONES SOCIALES NOMINA MENSUAL NOVIEMBRE 2014',25985,36,78);">
            <text:p>INSERT INTO scg_dt_cmp VALUES('0001','SCGCMP','SNOANTMEN110001','2014-11-30','---','-------------------------','6110800003300000001','SCGCMP','SNOANTMEN110001','D','PROVISION ANTIGUEDAD DE PRESTACIONES SOCIALES NOMINA MENSUAL NOVIEMBRE 2014',25985,36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405">
            <text:p>2405</text:p>
          </table:table-cell>
          <table:table-cell table:style-name="ce6" office:value-type="float" office:value="15988.91">
            <text:p>15.988,91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110001','2014-11-30','---','-------------------------','6110800002405000001','SCGCMP','SNOANTMEN110001','D','PROVISION ANTIGUEDAD DE PRESTACIONES SOCIALES NOMINA MENSUAL NOVIEMBRE 2014',15988,91,79);">
            <text:p>INSERT INTO scg_dt_cmp VALUES('0001','SCGCMP','SNOANTMEN110001','2014-11-30','---','-------------------------','6110800002405000001','SCGCMP','SNOANTMEN110001','D','PROVISION ANTIGUEDAD DE PRESTACIONES SOCIALES NOMINA MENSUAL NOVIEMBRE 2014',15988,91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904">
            <text:p>2904</text:p>
          </table:table-cell>
          <table:table-cell table:style-name="ce6" office:value-type="float" office:value="32778.77">
            <text:p>32.778,77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110001','2014-11-30','---','-------------------------','6110800002904000001','SCGCMP','SNOANTMEN110001','D','PROVISION ANTIGUEDAD DE PRESTACIONES SOCIALES NOMINA MENSUAL NOVIEMBRE 2014',32778,77,80);">
            <text:p>INSERT INTO scg_dt_cmp VALUES('0001','SCGCMP','SNOANTMEN110001','2014-11-30','---','-------------------------','6110800002904000001','SCGCMP','SNOANTMEN110001','D','PROVISION ANTIGUEDAD DE PRESTACIONES SOCIALES NOMINA MENSUAL NOVIEMBRE 2014',32778,77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801">
            <text:p>2801</text:p>
          </table:table-cell>
          <table:table-cell table:style-name="ce6" office:value-type="float" office:value="13830.61">
            <text:p>13.830,61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110001','2014-11-30','---','-------------------------','6110800002801000001','SCGCMP','SNOANTMEN110001','D','PROVISION ANTIGUEDAD DE PRESTACIONES SOCIALES NOMINA MENSUAL NOVIEMBRE 2014',13830,61,81);">
            <text:p>INSERT INTO scg_dt_cmp VALUES('0001','SCGCMP','SNOANTMEN110001','2014-11-30','---','-------------------------','6110800002801000001','SCGCMP','SNOANTMEN110001','D','PROVISION ANTIGUEDAD DE PRESTACIONES SOCIALES NOMINA MENSUAL NOVIEMBRE 2014',13830,61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603">
            <text:p>4603</text:p>
          </table:table-cell>
          <table:table-cell table:style-name="ce6" office:value-type="float" office:value="26217.63">
            <text:p>26.217,63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110001','2014-11-30','---','-------------------------','6110800004603000001','SCGCMP','SNOANTMEN110001','D','PROVISION ANTIGUEDAD DE PRESTACIONES SOCIALES NOMINA MENSUAL NOVIEMBRE 2014',26217,63,82);">
            <text:p>INSERT INTO scg_dt_cmp VALUES('0001','SCGCMP','SNOANTMEN110001','2014-11-30','---','-------------------------','6110800004603000001','SCGCMP','SNOANTMEN110001','D','PROVISION ANTIGUEDAD DE PRESTACIONES SOCIALES NOMINA MENSUAL NOVIEMBRE 2014',26217,63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400">
            <text:p>4400</text:p>
          </table:table-cell>
          <table:table-cell table:style-name="ce6" office:value-type="float" office:value="38143.11">
            <text:p>38.143,11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110001','2014-11-30','---','-------------------------','6110800004400000001','SCGCMP','SNOANTMEN110001','D','PROVISION ANTIGUEDAD DE PRESTACIONES SOCIALES NOMINA MENSUAL NOVIEMBRE 2014',38143,11,83);">
            <text:p>INSERT INTO scg_dt_cmp VALUES('0001','SCGCMP','SNOANTMEN110001','2014-11-30','---','-------------------------','6110800004400000001','SCGCMP','SNOANTMEN110001','D','PROVISION ANTIGUEDAD DE PRESTACIONES SOCIALES NOMINA MENSUAL NOVIEMBRE 2014',38143,11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306">
            <text:p>2306</text:p>
          </table:table-cell>
          <table:table-cell table:style-name="ce6" office:value-type="float" office:value="45998.68">
            <text:p>45.998,68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110001','2014-11-30','---','-------------------------','6110800002306000001','SCGCMP','SNOANTMEN110001','D','PROVISION ANTIGUEDAD DE PRESTACIONES SOCIALES NOMINA MENSUAL NOVIEMBRE 2014',45998,68,84);">
            <text:p>INSERT INTO scg_dt_cmp VALUES('0001','SCGCMP','SNOANTMEN110001','2014-11-30','---','-------------------------','6110800002306000001','SCGCMP','SNOANTMEN110001','D','PROVISION ANTIGUEDAD DE PRESTACIONES SOCIALES NOMINA MENSUAL NOVIEMBRE 2014',45998,68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1101">
            <text:p>1101</text:p>
          </table:table-cell>
          <table:table-cell table:style-name="ce6" office:value-type="float" office:value="16277.32">
            <text:p>16.277,32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110001','2014-11-30','---','-------------------------','6110800001101000001','SCGCMP','SNOANTMEN110001','D','PROVISION ANTIGUEDAD DE PRESTACIONES SOCIALES NOMINA MENSUAL NOVIEMBRE 2014',16277,32,85);">
            <text:p>INSERT INTO scg_dt_cmp VALUES('0001','SCGCMP','SNOANTMEN110001','2014-11-30','---','-------------------------','6110800001101000001','SCGCMP','SNOANTMEN110001','D','PROVISION ANTIGUEDAD DE PRESTACIONES SOCIALES NOMINA MENSUAL NOVIEMBRE 2014',16277,32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102">
            <text:p>3102</text:p>
          </table:table-cell>
          <table:table-cell table:style-name="ce6" office:value-type="float" office:value="78856.08">
            <text:p>78.856,08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110001','2014-11-30','---','-------------------------','6110800003102000001','SCGCMP','SNOANTMEN110001','D','PROVISION ANTIGUEDAD DE PRESTACIONES SOCIALES NOMINA MENSUAL NOVIEMBRE 2014',78856,08,86);">
            <text:p>INSERT INTO scg_dt_cmp VALUES('0001','SCGCMP','SNOANTMEN110001','2014-11-30','---','-------------------------','6110800003102000001','SCGCMP','SNOANTMEN110001','D','PROVISION ANTIGUEDAD DE PRESTACIONES SOCIALES NOMINA MENSUAL NOVIEMBRE 2014',78856,08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004">
            <text:p>2004</text:p>
          </table:table-cell>
          <table:table-cell table:style-name="ce6" office:value-type="float" office:value="25966.9">
            <text:p>25.966,90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110001','2014-11-30','---','-------------------------','6110800002004000001','SCGCMP','SNOANTMEN110001','D','PROVISION ANTIGUEDAD DE PRESTACIONES SOCIALES NOMINA MENSUAL NOVIEMBRE 2014',25966,9,87);">
            <text:p>INSERT INTO scg_dt_cmp VALUES('0001','SCGCMP','SNOANTMEN110001','2014-11-30','---','-------------------------','6110800002004000001','SCGCMP','SNOANTMEN110001','D','PROVISION ANTIGUEDAD DE PRESTACIONES SOCIALES NOMINA MENSUAL NOVIEMBRE 2014',25966,9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100">
            <text:p>4100</text:p>
          </table:table-cell>
          <table:table-cell table:style-name="ce6" office:value-type="float" office:value="7456.47">
            <text:p>7.456,47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110001','2014-11-30','---','-------------------------','6110800004100000001','SCGCMP','SNOANTMEN110001','D','PROVISION ANTIGUEDAD DE PRESTACIONES SOCIALES NOMINA MENSUAL NOVIEMBRE 2014',7456,47,88);">
            <text:p>INSERT INTO scg_dt_cmp VALUES('0001','SCGCMP','SNOANTMEN110001','2014-11-30','---','-------------------------','6110800004100000001','SCGCMP','SNOANTMEN110001','D','PROVISION ANTIGUEDAD DE PRESTACIONES SOCIALES NOMINA MENSUAL NOVIEMBRE 2014',7456,47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101">
            <text:p>2101</text:p>
          </table:table-cell>
          <table:table-cell table:style-name="ce6" office:value-type="float" office:value="23516.61">
            <text:p>23.516,61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110001','2014-11-30','---','-------------------------','6110800002101000001','SCGCMP','SNOANTMEN110001','D','PROVISION ANTIGUEDAD DE PRESTACIONES SOCIALES NOMINA MENSUAL NOVIEMBRE 2014',23516,61,89);">
            <text:p>INSERT INTO scg_dt_cmp VALUES('0001','SCGCMP','SNOANTMEN110001','2014-11-30','---','-------------------------','6110800002101000001','SCGCMP','SNOANTMEN110001','D','PROVISION ANTIGUEDAD DE PRESTACIONES SOCIALES NOMINA MENSUAL NOVIEMBRE 2014',23516,61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507">
            <text:p>4507</text:p>
          </table:table-cell>
          <table:table-cell table:style-name="ce6" office:value-type="float" office:value="73579.01">
            <text:p>73.579,01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110001','2014-11-30','---','-------------------------','6110800004507000001','SCGCMP','SNOANTMEN110001','D','PROVISION ANTIGUEDAD DE PRESTACIONES SOCIALES NOMINA MENSUAL NOVIEMBRE 2014',73579,01,90);">
            <text:p>INSERT INTO scg_dt_cmp VALUES('0001','SCGCMP','SNOANTMEN110001','2014-11-30','---','-------------------------','6110800004507000001','SCGCMP','SNOANTMEN110001','D','PROVISION ANTIGUEDAD DE PRESTACIONES SOCIALES NOMINA MENSUAL NOVIEMBRE 2014',73579,01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906">
            <text:p>2906</text:p>
          </table:table-cell>
          <table:table-cell table:style-name="ce6" office:value-type="float" office:value="7828.36">
            <text:p>7.828,36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110001','2014-11-30','---','-------------------------','6110800002906000001','SCGCMP','SNOANTMEN110001','D','PROVISION ANTIGUEDAD DE PRESTACIONES SOCIALES NOMINA MENSUAL NOVIEMBRE 2014',7828,36,91);">
            <text:p>INSERT INTO scg_dt_cmp VALUES('0001','SCGCMP','SNOANTMEN110001','2014-11-30','---','-------------------------','6110800002906000001','SCGCMP','SNOANTMEN110001','D','PROVISION ANTIGUEDAD DE PRESTACIONES SOCIALES NOMINA MENSUAL NOVIEMBRE 2014',7828,36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702">
            <text:p>3702</text:p>
          </table:table-cell>
          <table:table-cell table:style-name="ce6" office:value-type="float" office:value="69215.36">
            <text:p>69.215,36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110001','2014-11-30','---','-------------------------','6110800003702000001','SCGCMP','SNOANTMEN110001','D','PROVISION ANTIGUEDAD DE PRESTACIONES SOCIALES NOMINA MENSUAL NOVIEMBRE 2014',69215,36,92);">
            <text:p>INSERT INTO scg_dt_cmp VALUES('0001','SCGCMP','SNOANTMEN110001','2014-11-30','---','-------------------------','6110800003702000001','SCGCMP','SNOANTMEN110001','D','PROVISION ANTIGUEDAD DE PRESTACIONES SOCIALES NOMINA MENSUAL NOVIEMBRE 2014',69215,36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801">
            <text:p>3801</text:p>
          </table:table-cell>
          <table:table-cell table:style-name="ce6" office:value-type="float" office:value="34147.1">
            <text:p>34.147,10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110001','2014-11-30','---','-------------------------','6110800003801000001','SCGCMP','SNOANTMEN110001','D','PROVISION ANTIGUEDAD DE PRESTACIONES SOCIALES NOMINA MENSUAL NOVIEMBRE 2014',34147,1,93);">
            <text:p>INSERT INTO scg_dt_cmp VALUES('0001','SCGCMP','SNOANTMEN110001','2014-11-30','---','-------------------------','6110800003801000001','SCGCMP','SNOANTMEN110001','D','PROVISION ANTIGUEDAD DE PRESTACIONES SOCIALES NOMINA MENSUAL NOVIEMBRE 2014',34147,1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600">
            <text:p>4600</text:p>
          </table:table-cell>
          <table:table-cell table:style-name="ce6" office:value-type="float" office:value="11617.99">
            <text:p>11.617,99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110001','2014-11-30','---','-------------------------','6110800004600000001','SCGCMP','SNOANTMEN110001','D','PROVISION ANTIGUEDAD DE PRESTACIONES SOCIALES NOMINA MENSUAL NOVIEMBRE 2014',11617,99,94);">
            <text:p>INSERT INTO scg_dt_cmp VALUES('0001','SCGCMP','SNOANTMEN110001','2014-11-30','---','-------------------------','6110800004600000001','SCGCMP','SNOANTMEN110001','D','PROVISION ANTIGUEDAD DE PRESTACIONES SOCIALES NOMINA MENSUAL NOVIEMBRE 2014',11617,99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601">
            <text:p>2601</text:p>
          </table:table-cell>
          <table:table-cell table:style-name="ce6" office:value-type="float" office:value="36199.22">
            <text:p>36.199,22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110001','2014-11-30','---','-------------------------','6110800002601000001','SCGCMP','SNOANTMEN110001','D','PROVISION ANTIGUEDAD DE PRESTACIONES SOCIALES NOMINA MENSUAL NOVIEMBRE 2014',36199,22,95);">
            <text:p>INSERT INTO scg_dt_cmp VALUES('0001','SCGCMP','SNOANTMEN110001','2014-11-30','---','-------------------------','6110800002601000001','SCGCMP','SNOANTMEN110001','D','PROVISION ANTIGUEDAD DE PRESTACIONES SOCIALES NOMINA MENSUAL NOVIEMBRE 2014',36199,22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000">
            <text:p>4000</text:p>
          </table:table-cell>
          <table:table-cell table:style-name="ce6" office:value-type="float" office:value="6019.25">
            <text:p>6.019,25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110001','2014-11-30','---','-------------------------','6110800004000000001','SCGCMP','SNOANTMEN110001','D','PROVISION ANTIGUEDAD DE PRESTACIONES SOCIALES NOMINA MENSUAL NOVIEMBRE 2014',6019,25,96);">
            <text:p>INSERT INTO scg_dt_cmp VALUES('0001','SCGCMP','SNOANTMEN110001','2014-11-30','---','-------------------------','6110800004000000001','SCGCMP','SNOANTMEN110001','D','PROVISION ANTIGUEDAD DE PRESTACIONES SOCIALES NOMINA MENSUAL NOVIEMBRE 2014',6019,25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407">
            <text:p>2407</text:p>
          </table:table-cell>
          <table:table-cell table:style-name="ce6" office:value-type="float" office:value="5152.46">
            <text:p>5.152,46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110001','2014-11-30','---','-------------------------','6110800002407000001','SCGCMP','SNOANTMEN110001','D','PROVISION ANTIGUEDAD DE PRESTACIONES SOCIALES NOMINA MENSUAL NOVIEMBRE 2014',5152,46,97);">
            <text:p>INSERT INTO scg_dt_cmp VALUES('0001','SCGCMP','SNOANTMEN110001','2014-11-30','---','-------------------------','6110800002407000001','SCGCMP','SNOANTMEN110001','D','PROVISION ANTIGUEDAD DE PRESTACIONES SOCIALES NOMINA MENSUAL NOVIEMBRE 2014',5152,46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901">
            <text:p>3901</text:p>
          </table:table-cell>
          <table:table-cell table:style-name="ce6" office:value-type="float" office:value="26988.7">
            <text:p>26.988,70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110001','2014-11-30','---','-------------------------','6110800003901000001','SCGCMP','SNOANTMEN110001','D','PROVISION ANTIGUEDAD DE PRESTACIONES SOCIALES NOMINA MENSUAL NOVIEMBRE 2014',26988,7,98);">
            <text:p>INSERT INTO scg_dt_cmp VALUES('0001','SCGCMP','SNOANTMEN110001','2014-11-30','---','-------------------------','6110800003901000001','SCGCMP','SNOANTMEN110001','D','PROVISION ANTIGUEDAD DE PRESTACIONES SOCIALES NOMINA MENSUAL NOVIEMBRE 2014',26988,7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807">
            <text:p>2807</text:p>
          </table:table-cell>
          <table:table-cell table:style-name="ce6" office:value-type="float" office:value="12727.74">
            <text:p>12.727,74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110001','2014-11-30','---','-------------------------','6110800002807000001','SCGCMP','SNOANTMEN110001','D','PROVISION ANTIGUEDAD DE PRESTACIONES SOCIALES NOMINA MENSUAL NOVIEMBRE 2014',12727,74,99);">
            <text:p>INSERT INTO scg_dt_cmp VALUES('0001','SCGCMP','SNOANTMEN110001','2014-11-30','---','-------------------------','6110800002807000001','SCGCMP','SNOANTMEN110001','D','PROVISION ANTIGUEDAD DE PRESTACIONES SOCIALES NOMINA MENSUAL NOVIEMBRE 2014',12727,74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404">
            <text:p>2404</text:p>
          </table:table-cell>
          <table:table-cell table:style-name="ce6" office:value-type="float" office:value="59155.03">
            <text:p>59.155,03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110001','2014-11-30','---','-------------------------','6110800002404000001','SCGCMP','SNOANTMEN110001','D','PROVISION ANTIGUEDAD DE PRESTACIONES SOCIALES NOMINA MENSUAL NOVIEMBRE 2014',59155,03,100);">
            <text:p>INSERT INTO scg_dt_cmp VALUES('0001','SCGCMP','SNOANTMEN110001','2014-11-30','---','-------------------------','6110800002404000001','SCGCMP','SNOANTMEN110001','D','PROVISION ANTIGUEDAD DE PRESTACIONES SOCIALES NOMINA MENSUAL NOVIEMBRE 2014',59155,03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804">
            <text:p>2804</text:p>
          </table:table-cell>
          <table:table-cell table:style-name="ce6" office:value-type="float" office:value="13008.74">
            <text:p>13.008,74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110001','2014-11-30','---','-------------------------','6110800002804000001','SCGCMP','SNOANTMEN110001','D','PROVISION ANTIGUEDAD DE PRESTACIONES SOCIALES NOMINA MENSUAL NOVIEMBRE 2014',13008,74,101);">
            <text:p>INSERT INTO scg_dt_cmp VALUES('0001','SCGCMP','SNOANTMEN110001','2014-11-30','---','-------------------------','6110800002804000001','SCGCMP','SNOANTMEN110001','D','PROVISION ANTIGUEDAD DE PRESTACIONES SOCIALES NOMINA MENSUAL NOVIEMBRE 2014',13008,74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202">
            <text:p>3202</text:p>
          </table:table-cell>
          <table:table-cell table:style-name="ce6" office:value-type="float" office:value="90582.27">
            <text:p>90.582,27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110001','2014-11-30','---','-------------------------','6110800003202000001','SCGCMP','SNOANTMEN110001','D','PROVISION ANTIGUEDAD DE PRESTACIONES SOCIALES NOMINA MENSUAL NOVIEMBRE 2014',90582,27,102);">
            <text:p>INSERT INTO scg_dt_cmp VALUES('0001','SCGCMP','SNOANTMEN110001','2014-11-30','---','-------------------------','6110800003202000001','SCGCMP','SNOANTMEN110001','D','PROVISION ANTIGUEDAD DE PRESTACIONES SOCIALES NOMINA MENSUAL NOVIEMBRE 2014',90582,27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401">
            <text:p>2401</text:p>
          </table:table-cell>
          <table:table-cell table:style-name="ce6" office:value-type="float" office:value="37822.66">
            <text:p>37.822,66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110001','2014-11-30','---','-------------------------','6110800002401000001','SCGCMP','SNOANTMEN110001','D','PROVISION ANTIGUEDAD DE PRESTACIONES SOCIALES NOMINA MENSUAL NOVIEMBRE 2014',37822,66,103);">
            <text:p>INSERT INTO scg_dt_cmp VALUES('0001','SCGCMP','SNOANTMEN110001','2014-11-30','---','-------------------------','6110800002401000001','SCGCMP','SNOANTMEN110001','D','PROVISION ANTIGUEDAD DE PRESTACIONES SOCIALES NOMINA MENSUAL NOVIEMBRE 2014',37822,66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700">
            <text:p>3700</text:p>
          </table:table-cell>
          <table:table-cell table:style-name="ce6" office:value-type="float" office:value="8700.47">
            <text:p>8.700,47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110001','2014-11-30','---','-------------------------','6110800003700000001','SCGCMP','SNOANTMEN110001','D','PROVISION ANTIGUEDAD DE PRESTACIONES SOCIALES NOMINA MENSUAL NOVIEMBRE 2014',8700,47,104);">
            <text:p>INSERT INTO scg_dt_cmp VALUES('0001','SCGCMP','SNOANTMEN110001','2014-11-30','---','-------------------------','6110800003700000001','SCGCMP','SNOANTMEN110001','D','PROVISION ANTIGUEDAD DE PRESTACIONES SOCIALES NOMINA MENSUAL NOVIEMBRE 2014',8700,47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001">
            <text:p>2001</text:p>
          </table:table-cell>
          <table:table-cell table:style-name="ce6" office:value-type="float" office:value="55582.74">
            <text:p>55.582,74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110001','2014-11-30','---','-------------------------','6110800002001000001','SCGCMP','SNOANTMEN110001','D','PROVISION ANTIGUEDAD DE PRESTACIONES SOCIALES NOMINA MENSUAL NOVIEMBRE 2014',55582,74,105);">
            <text:p>INSERT INTO scg_dt_cmp VALUES('0001','SCGCMP','SNOANTMEN110001','2014-11-30','---','-------------------------','6110800002001000001','SCGCMP','SNOANTMEN110001','D','PROVISION ANTIGUEDAD DE PRESTACIONES SOCIALES NOMINA MENSUAL NOVIEMBRE 2014',55582,74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803">
            <text:p>3803</text:p>
          </table:table-cell>
          <table:table-cell table:style-name="ce6" office:value-type="float" office:value="37912.66">
            <text:p>37.912,66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110001','2014-11-30','---','-------------------------','6110800003803000001','SCGCMP','SNOANTMEN110001','D','PROVISION ANTIGUEDAD DE PRESTACIONES SOCIALES NOMINA MENSUAL NOVIEMBRE 2014',37912,66,106);">
            <text:p>INSERT INTO scg_dt_cmp VALUES('0001','SCGCMP','SNOANTMEN110001','2014-11-30','---','-------------------------','6110800003803000001','SCGCMP','SNOANTMEN110001','D','PROVISION ANTIGUEDAD DE PRESTACIONES SOCIALES NOMINA MENSUAL NOVIEMBRE 2014',37912,66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406">
            <text:p>2406</text:p>
          </table:table-cell>
          <table:table-cell table:style-name="ce6" office:value-type="float" office:value="48166.26">
            <text:p>48.166,26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110001','2014-11-30','---','-------------------------','6110800002406000001','SCGCMP','SNOANTMEN110001','D','PROVISION ANTIGUEDAD DE PRESTACIONES SOCIALES NOMINA MENSUAL NOVIEMBRE 2014',48166,26,107);">
            <text:p>INSERT INTO scg_dt_cmp VALUES('0001','SCGCMP','SNOANTMEN110001','2014-11-30','---','-------------------------','6110800002406000001','SCGCMP','SNOANTMEN110001','D','PROVISION ANTIGUEDAD DE PRESTACIONES SOCIALES NOMINA MENSUAL NOVIEMBRE 2014',48166,26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100">
            <text:p>2100</text:p>
          </table:table-cell>
          <table:table-cell table:style-name="ce6" office:value-type="float" office:value="13481.27">
            <text:p>13.481,27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110001','2014-11-30','---','-------------------------','6110800002100000001','SCGCMP','SNOANTMEN110001','D','PROVISION ANTIGUEDAD DE PRESTACIONES SOCIALES NOMINA MENSUAL NOVIEMBRE 2014',13481,27,108);">
            <text:p>INSERT INTO scg_dt_cmp VALUES('0001','SCGCMP','SNOANTMEN110001','2014-11-30','---','-------------------------','6110800002100000001','SCGCMP','SNOANTMEN110001','D','PROVISION ANTIGUEDAD DE PRESTACIONES SOCIALES NOMINA MENSUAL NOVIEMBRE 2014',13481,27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000">
            <text:p>3000</text:p>
          </table:table-cell>
          <table:table-cell table:style-name="ce6" office:value-type="float" office:value="26763.49">
            <text:p>26.763,49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110001','2014-11-30','---','-------------------------','6110800003000000001','SCGCMP','SNOANTMEN110001','D','PROVISION ANTIGUEDAD DE PRESTACIONES SOCIALES NOMINA MENSUAL NOVIEMBRE 2014',26763,49,109);">
            <text:p>INSERT INTO scg_dt_cmp VALUES('0001','SCGCMP','SNOANTMEN110001','2014-11-30','---','-------------------------','6110800003000000001','SCGCMP','SNOANTMEN110001','D','PROVISION ANTIGUEDAD DE PRESTACIONES SOCIALES NOMINA MENSUAL NOVIEMBRE 2014',26763,49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700">
            <text:p>4700</text:p>
          </table:table-cell>
          <table:table-cell table:style-name="ce6" office:value-type="float" office:value="16016.62">
            <text:p>16.016,62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110001','2014-11-30','---','-------------------------','6110800004700000001','SCGCMP','SNOANTMEN110001','D','PROVISION ANTIGUEDAD DE PRESTACIONES SOCIALES NOMINA MENSUAL NOVIEMBRE 2014',16016,62,110);">
            <text:p>INSERT INTO scg_dt_cmp VALUES('0001','SCGCMP','SNOANTMEN110001','2014-11-30','---','-------------------------','6110800004700000001','SCGCMP','SNOANTMEN110001','D','PROVISION ANTIGUEDAD DE PRESTACIONES SOCIALES NOMINA MENSUAL NOVIEMBRE 2014',16016,62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702">
            <text:p>2702</text:p>
          </table:table-cell>
          <table:table-cell table:style-name="ce6" office:value-type="float" office:value="13211.48">
            <text:p>13.211,48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110001','2014-11-30','---','-------------------------','6110800002702000001','SCGCMP','SNOANTMEN110001','D','PROVISION ANTIGUEDAD DE PRESTACIONES SOCIALES NOMINA MENSUAL NOVIEMBRE 2014',13211,48,111);">
            <text:p>INSERT INTO scg_dt_cmp VALUES('0001','SCGCMP','SNOANTMEN110001','2014-11-30','---','-------------------------','6110800002702000001','SCGCMP','SNOANTMEN110001','D','PROVISION ANTIGUEDAD DE PRESTACIONES SOCIALES NOMINA MENSUAL NOVIEMBRE 2014',13211,48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002">
            <text:p>3002</text:p>
          </table:table-cell>
          <table:table-cell table:style-name="ce6" office:value-type="float" office:value="41793.06">
            <text:p>41.793,06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110001','2014-11-30','---','-------------------------','6110800003002000001','SCGCMP','SNOANTMEN110001','D','PROVISION ANTIGUEDAD DE PRESTACIONES SOCIALES NOMINA MENSUAL NOVIEMBRE 2014',41793,06,112);">
            <text:p>INSERT INTO scg_dt_cmp VALUES('0001','SCGCMP','SNOANTMEN110001','2014-11-30','---','-------------------------','6110800003002000001','SCGCMP','SNOANTMEN110001','D','PROVISION ANTIGUEDAD DE PRESTACIONES SOCIALES NOMINA MENSUAL NOVIEMBRE 2014',41793,06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700">
            <text:p>2700</text:p>
          </table:table-cell>
          <table:table-cell table:style-name="ce6" office:value-type="float" office:value="44462.91">
            <text:p>44.462,91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110001','2014-11-30','---','-------------------------','6110800002700000001','SCGCMP','SNOANTMEN110001','D','PROVISION ANTIGUEDAD DE PRESTACIONES SOCIALES NOMINA MENSUAL NOVIEMBRE 2014',44462,91,113);">
            <text:p>INSERT INTO scg_dt_cmp VALUES('0001','SCGCMP','SNOANTMEN110001','2014-11-30','---','-------------------------','6110800002700000001','SCGCMP','SNOANTMEN110001','D','PROVISION ANTIGUEDAD DE PRESTACIONES SOCIALES NOMINA MENSUAL NOVIEMBRE 2014',44462,91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900">
            <text:p>3900</text:p>
          </table:table-cell>
          <table:table-cell table:style-name="ce6" office:value-type="float" office:value="14140.57">
            <text:p>14.140,57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110001','2014-11-30','---','-------------------------','6110800003900000001','SCGCMP','SNOANTMEN110001','D','PROVISION ANTIGUEDAD DE PRESTACIONES SOCIALES NOMINA MENSUAL NOVIEMBRE 2014',14140,57,114);">
            <text:p>INSERT INTO scg_dt_cmp VALUES('0001','SCGCMP','SNOANTMEN110001','2014-11-30','---','-------------------------','6110800003900000001','SCGCMP','SNOANTMEN110001','D','PROVISION ANTIGUEDAD DE PRESTACIONES SOCIALES NOMINA MENSUAL NOVIEMBRE 2014',14140,57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1302">
            <text:p>1302</text:p>
          </table:table-cell>
          <table:table-cell table:style-name="ce6" office:value-type="float" office:value="4242.13">
            <text:p>4.242,13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110001','2014-11-30','---','-------------------------','6110800001302000001','SCGCMP','SNOANTMEN110001','D','PROVISION ANTIGUEDAD DE PRESTACIONES SOCIALES NOMINA MENSUAL NOVIEMBRE 2014',4242,13,115);">
            <text:p>INSERT INTO scg_dt_cmp VALUES('0001','SCGCMP','SNOANTMEN110001','2014-11-30','---','-------------------------','6110800001302000001','SCGCMP','SNOANTMEN110001','D','PROVISION ANTIGUEDAD DE PRESTACIONES SOCIALES NOMINA MENSUAL NOVIEMBRE 2014',4242,13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302">
            <text:p>3302</text:p>
          </table:table-cell>
          <table:table-cell table:style-name="ce6" office:value-type="float" office:value="18215.93">
            <text:p>18.215,93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110001','2014-11-30','---','-------------------------','6110800003302000001','SCGCMP','SNOANTMEN110001','D','PROVISION ANTIGUEDAD DE PRESTACIONES SOCIALES NOMINA MENSUAL NOVIEMBRE 2014',18215,93,116);">
            <text:p>INSERT INTO scg_dt_cmp VALUES('0001','SCGCMP','SNOANTMEN110001','2014-11-30','---','-------------------------','6110800003302000001','SCGCMP','SNOANTMEN110001','D','PROVISION ANTIGUEDAD DE PRESTACIONES SOCIALES NOMINA MENSUAL NOVIEMBRE 2014',18215,93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900">
            <text:p>2900</text:p>
          </table:table-cell>
          <table:table-cell table:style-name="ce6" office:value-type="float" office:value="44391.69">
            <text:p>44.391,69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110001','2014-11-30','---','-------------------------','6110800002900000001','SCGCMP','SNOANTMEN110001','D','PROVISION ANTIGUEDAD DE PRESTACIONES SOCIALES NOMINA MENSUAL NOVIEMBRE 2014',44391,69,117);">
            <text:p>INSERT INTO scg_dt_cmp VALUES('0001','SCGCMP','SNOANTMEN110001','2014-11-30','---','-------------------------','6110800002900000001','SCGCMP','SNOANTMEN110001','D','PROVISION ANTIGUEDAD DE PRESTACIONES SOCIALES NOMINA MENSUAL NOVIEMBRE 2014',44391,69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508">
            <text:p>4508</text:p>
          </table:table-cell>
          <table:table-cell table:style-name="ce6" office:value-type="float" office:value="30875.95">
            <text:p>30.875,95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110001','2014-11-30','---','-------------------------','6110800004508000001','SCGCMP','SNOANTMEN110001','D','PROVISION ANTIGUEDAD DE PRESTACIONES SOCIALES NOMINA MENSUAL NOVIEMBRE 2014',30875,95,118);">
            <text:p>INSERT INTO scg_dt_cmp VALUES('0001','SCGCMP','SNOANTMEN110001','2014-11-30','---','-------------------------','6110800004508000001','SCGCMP','SNOANTMEN110001','D','PROVISION ANTIGUEDAD DE PRESTACIONES SOCIALES NOMINA MENSUAL NOVIEMBRE 2014',30875,95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301">
            <text:p>2301</text:p>
          </table:table-cell>
          <table:table-cell table:style-name="ce6" office:value-type="float" office:value="355846.62">
            <text:p>355.846,62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110001','2014-11-30','---','-------------------------','6110800002301000001','SCGCMP','SNOANTMEN110001','D','PROVISION ANTIGUEDAD DE PRESTACIONES SOCIALES NOMINA MENSUAL NOVIEMBRE 2014',355846,62,119);">
            <text:p>INSERT INTO scg_dt_cmp VALUES('0001','SCGCMP','SNOANTMEN110001','2014-11-30','---','-------------------------','6110800002301000001','SCGCMP','SNOANTMEN110001','D','PROVISION ANTIGUEDAD DE PRESTACIONES SOCIALES NOMINA MENSUAL NOVIEMBRE 2014',355846,62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4101">
            <text:p>4101</text:p>
          </table:table-cell>
          <table:table-cell table:style-name="ce6" office:value-type="float" office:value="14701.51">
            <text:p>14.701,51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110001','2014-11-30','---','-------------------------','6110800004101000001','SCGCMP','SNOANTMEN110001','D','PROVISION ANTIGUEDAD DE PRESTACIONES SOCIALES NOMINA MENSUAL NOVIEMBRE 2014',14701,51,120);">
            <text:p>INSERT INTO scg_dt_cmp VALUES('0001','SCGCMP','SNOANTMEN110001','2014-11-30','---','-------------------------','6110800004101000001','SCGCMP','SNOANTMEN110001','D','PROVISION ANTIGUEDAD DE PRESTACIONES SOCIALES NOMINA MENSUAL NOVIEMBRE 2014',14701,51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302">
            <text:p>2302</text:p>
          </table:table-cell>
          <table:table-cell table:style-name="ce6" office:value-type="float" office:value="22105.98">
            <text:p>22.105,98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110001','2014-11-30','---','-------------------------','6110800002302000001','SCGCMP','SNOANTMEN110001','D','PROVISION ANTIGUEDAD DE PRESTACIONES SOCIALES NOMINA MENSUAL NOVIEMBRE 2014',22105,98,121);">
            <text:p>INSERT INTO scg_dt_cmp VALUES('0001','SCGCMP','SNOANTMEN110001','2014-11-30','---','-------------------------','6110800002302000001','SCGCMP','SNOANTMEN110001','D','PROVISION ANTIGUEDAD DE PRESTACIONES SOCIALES NOMINA MENSUAL NOVIEMBRE 2014',22105,98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202">
            <text:p>2202</text:p>
          </table:table-cell>
          <table:table-cell table:style-name="ce6" office:value-type="float" office:value="15527.37">
            <text:p>15.527,37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110001','2014-11-30','---','-------------------------','6110800002202000001','SCGCMP','SNOANTMEN110001','D','PROVISION ANTIGUEDAD DE PRESTACIONES SOCIALES NOMINA MENSUAL NOVIEMBRE 2014',15527,37,122);">
            <text:p>INSERT INTO scg_dt_cmp VALUES('0001','SCGCMP','SNOANTMEN110001','2014-11-30','---','-------------------------','6110800002202000001','SCGCMP','SNOANTMEN110001','D','PROVISION ANTIGUEDAD DE PRESTACIONES SOCIALES NOMINA MENSUAL NOVIEMBRE 2014',15527,37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603">
            <text:p>2603</text:p>
          </table:table-cell>
          <table:table-cell table:style-name="ce6" office:value-type="float" office:value="17401.65">
            <text:p>17.401,65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110001','2014-11-30','---','-------------------------','6110800002603000001','SCGCMP','SNOANTMEN110001','D','PROVISION ANTIGUEDAD DE PRESTACIONES SOCIALES NOMINA MENSUAL NOVIEMBRE 2014',17401,65,123);">
            <text:p>INSERT INTO scg_dt_cmp VALUES('0001','SCGCMP','SNOANTMEN110001','2014-11-30','---','-------------------------','6110800002603000001','SCGCMP','SNOANTMEN110001','D','PROVISION ANTIGUEDAD DE PRESTACIONES SOCIALES NOMINA MENSUAL NOVIEMBRE 2014',17401,65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803">
            <text:p>2803</text:p>
          </table:table-cell>
          <table:table-cell table:style-name="ce6" office:value-type="float" office:value="14461.87">
            <text:p>14.461,87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110001','2014-11-30','---','-------------------------','6110800002803000001','SCGCMP','SNOANTMEN110001','D','PROVISION ANTIGUEDAD DE PRESTACIONES SOCIALES NOMINA MENSUAL NOVIEMBRE 2014',14461,87,124);">
            <text:p>INSERT INTO scg_dt_cmp VALUES('0001','SCGCMP','SNOANTMEN110001','2014-11-30','---','-------------------------','6110800002803000001','SCGCMP','SNOANTMEN110001','D','PROVISION ANTIGUEDAD DE PRESTACIONES SOCIALES NOMINA MENSUAL NOVIEMBRE 2014',14461,87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703">
            <text:p>2703</text:p>
          </table:table-cell>
          <table:table-cell table:style-name="ce6" office:value-type="float" office:value="12259.16">
            <text:p>12.259,16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110001','2014-11-30','---','-------------------------','6110800002703000001','SCGCMP','SNOANTMEN110001','D','PROVISION ANTIGUEDAD DE PRESTACIONES SOCIALES NOMINA MENSUAL NOVIEMBRE 2014',12259,16,125);">
            <text:p>INSERT INTO scg_dt_cmp VALUES('0001','SCGCMP','SNOANTMEN110001','2014-11-30','---','-------------------------','6110800002703000001','SCGCMP','SNOANTMEN110001','D','PROVISION ANTIGUEDAD DE PRESTACIONES SOCIALES NOMINA MENSUAL NOVIEMBRE 2014',12259,16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201">
            <text:p>2201</text:p>
          </table:table-cell>
          <table:table-cell table:style-name="ce6" office:value-type="float" office:value="11548.14">
            <text:p>11.548,14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110001','2014-11-30','---','-------------------------','6110800002201000001','SCGCMP','SNOANTMEN110001','D','PROVISION ANTIGUEDAD DE PRESTACIONES SOCIALES NOMINA MENSUAL NOVIEMBRE 2014',11548,14,126);">
            <text:p>INSERT INTO scg_dt_cmp VALUES('0001','SCGCMP','SNOANTMEN110001','2014-11-30','---','-------------------------','6110800002201000001','SCGCMP','SNOANTMEN110001','D','PROVISION ANTIGUEDAD DE PRESTACIONES SOCIALES NOMINA MENSUAL NOVIEMBRE 2014',11548,14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2403">
            <text:p>2403</text:p>
          </table:table-cell>
          <table:table-cell table:style-name="ce6" office:value-type="float" office:value="311533.81">
            <text:p>311.533,81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110001','2014-11-30','---','-------------------------','6110800002403000001','SCGCMP','SNOANTMEN110001','D','PROVISION ANTIGUEDAD DE PRESTACIONES SOCIALES NOMINA MENSUAL NOVIEMBRE 2014',311533,81,127);">
            <text:p>INSERT INTO scg_dt_cmp VALUES('0001','SCGCMP','SNOANTMEN110001','2014-11-30','---','-------------------------','6110800002403000001','SCGCMP','SNOANTMEN110001','D','PROVISION ANTIGUEDAD DE PRESTACIONES SOCIALES NOMINA MENSUAL NOVIEMBRE 2014',311533,81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3303">
            <text:p>3303</text:p>
          </table:table-cell>
          <table:table-cell table:style-name="ce6" office:value-type="float" office:value="39157.92">
            <text:p>39.157,92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110001','2014-11-30','---','-------------------------','6110800003303000001','SCGCMP','SNOANTMEN110001','D','PROVISION ANTIGUEDAD DE PRESTACIONES SOCIALES NOMINA MENSUAL NOVIEMBRE 2014',39157,92,128);">
            <text:p>INSERT INTO scg_dt_cmp VALUES('0001','SCGCMP','SNOANTMEN110001','2014-11-30','---','-------------------------','6110800003303000001','SCGCMP','SNOANTMEN110001','D','PROVISION ANTIGUEDAD DE PRESTACIONES SOCIALES NOMINA MENSUAL NOVIEMBRE 2014',39157,92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4" office:value-type="float" office:value="1303">
            <text:p>1303</text:p>
          </table:table-cell>
          <table:table-cell table:style-name="ce6" office:value-type="float" office:value="49423.38">
            <text:p>49.423,38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110001','2014-11-30','---','-------------------------','6110800001303000001','SCGCMP','SNOANTMEN110001','D','PROVISION ANTIGUEDAD DE PRESTACIONES SOCIALES NOMINA MENSUAL NOVIEMBRE 2014',49423,38,129);">
            <text:p>INSERT INTO scg_dt_cmp VALUES('0001','SCGCMP','SNOANTMEN110001','2014-11-30','---','-------------------------','6110800001303000001','SCGCMP','SNOANTMEN110001','D','PROVISION ANTIGUEDAD DE PRESTACIONES SOCIALES NOMINA MENSUAL NOVIEMBRE 2014',49423,38,129);</text:p>
          </table:table-cell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10001</text:p>
          </table:table-cell>
          <table:table-cell table:style-name="ce3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3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3]" office:value-type="string" office:string-value="SNOANTMEN110001">
            <text:p>SNOANTMEN1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NOVIEMBRE 2014</text:p>
          </table:table-cell>
          <table:table-cell table:style-name="ce3" office:value-type="float" office:value="1201">
            <text:p>1201</text:p>
          </table:table-cell>
          <table:table-cell office:value-type="float" office:value="27941">
            <text:p>27941,00</text:p>
          </table:table-cell>
          <table:table-cell office:value-type="string">
            <text:p>130</text:p>
          </table:table-cell>
          <table:table-cell table:style-name="ce2" table:formula="of:=CONCATENATE(&quot;INSERT INTO scg_dt_cmp VALUES('&quot;;[.A133];&quot;','&quot;;[.B133];&quot;','&quot;;[.C133];&quot;','&quot;;[.D133];&quot;','&quot;;[.E133];&quot;','&quot;;[.F133];&quot;','&quot;;[.G133];&quot;','&quot;;[.H133];&quot;','&quot;;[.I133];&quot;','&quot;;[.J133];&quot;','&quot;;[.K133];&quot;',&quot;;[.M133];&quot;,&quot;;[.N133];&quot;);&quot;)" office:value-type="string" office:string-value="INSERT INTO scg_dt_cmp VALUES('0001','SCGCMP','SNOANTMEN110001','2014-11-30','---','-------------------------','6110800001201000001','SCGCMP','SNOANTMEN110001','D','PROVISION ANTIGUEDAD DE PRESTACIONES SOCIALES NOMINA MENSUAL NOVIEMBRE 2014',27941,130);">
            <text:p>INSERT INTO scg_dt_cmp VALUES('0001','SCGCMP','SNOANTMEN110001','2014-11-30','---','-------------------------','6110800001201000001','SCGCMP','SNOANTMEN110001','D','PROVISION ANTIGUEDAD DE PRESTACIONES SOCIALES NOMINA MENSUAL NOVIEMBRE 2014',27941,130);</text:p>
          </table:table-cell>
        </table:table-row>
        <table:table-row table:style-name="ro1" table:number-rows-repeated="10484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110001">
            <text:p>SNOANTMEN110001</text:p>
          </table:table-cell>
          <table:table-cell table:formula="of:=[Hoja1.D3]" office:value-type="string" office:string-value="2014-11-30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NOVIEMBRE 2014">
            <text:p>PROVISION ANTIGUEDAD DE PRESTACIONES SOCIALES NOMINA MENSUAL NOVIEMBRE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5405612.08">
            <text:p>5.405.612,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110001','2014-11-30','---','-------------------------','PROVISION ANTIGUEDAD DE PRESTACIONES SOCIALES NOMINA MENSUAL NOVIEMBRE 2014',1,'-','----------','----------',5405612,08,0,0,0,'--','SIGESP');">
            <text:p>INSERT INTO sigesp_cmp VALUES('0001','SCGCMP','SNOANTMEN110001','2014-11-30','---','-------------------------','PROVISION ANTIGUEDAD DE PRESTACIONES SOCIALES NOMINA MENSUAL NOVIEMBRE 2014',1,'-','----------','----------',5405612,08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9:04:34</dc:date>
    <dc:creator>Sistema </dc:creator>
    <meta:editing-duration>PT2H28M1S</meta:editing-duration>
    <meta:editing-cycles>25</meta:editing-cycles>
    <meta:generator>LibreOffice/3.5$Linux_X86_64 LibreOffice_project/350m1$Build-2</meta:generator>
    <meta:document-statistic meta:table-count="2" meta:cell-count="2018" meta:object-count="0"/>
  </office:meta>
</office:document-meta>
</file>